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Noto Sans CJK SC Regular" svg:font-family="Noto Sans CJK SC Regular" style:font-family-generic="system" style:font-pitch="variable"/>
    <style:font-face style:name="FreeSans" svg:font-family="FreeSans" style:font-family-generic="system" style:font-pitch="variable"/>
    <style:font-face style:name="Liberation Sans" svg:font-family="Liberation Sans" style:font-family-generic="swiss" style:font-pitch="variable" svg:panose-1="2 11 7 4 2 2 2 2 2 4"/>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Segoe UI" svg:font-family="Segoe UI" style:font-family-generic="swiss" style:font-pitch="variable" svg:panose-1="2 11 5 2 4 2 4 2 2 3"/>
    <style:font-face style:name="Lato" svg:font-family="Lato" style:font-family-generic="roman"/>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Liberation Serif"/>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Liberation Serif"/>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itolo" style:master-page-name="MP0" style:family="paragraph">
      <style:paragraph-properties fo:break-before="page"/>
    </style:style>
    <style:style style:name="T2" style:parent-style-name="Car.predefinitoparagrafo" style:family="text">
      <style:text-properties fo:font-size="22pt" style:font-size-asian="22pt" style:font-size-complex="22pt"/>
    </style:style>
    <style:style style:name="T3" style:parent-style-name="Car.predefinitoparagrafo" style:family="text">
      <style:text-properties fo:font-size="22pt" style:font-size-asian="22pt" style:font-size-complex="22pt"/>
    </style:style>
    <style:style style:name="T4" style:parent-style-name="Car.predefinitoparagrafo" style:family="text">
      <style:text-properties style:font-name="Segoe UI" style:font-name-complex="Segoe UI" fo:color="#020222" fo:font-size="22pt" style:font-size-asian="22pt" style:font-size-complex="22pt" fo:background-color="#FFFFFF"/>
    </style:style>
    <style:style style:name="P5" style:parent-style-name="Textbody" style:family="paragraph">
      <style:text-properties fo:language="en" fo:country="GB"/>
    </style:style>
    <style:style style:name="P6" style:parent-style-name="Sottotitolo" style:family="paragraph">
      <style:paragraph-properties fo:text-align="start"/>
      <style:text-properties fo:language="en" fo:country="GB"/>
    </style:style>
    <style:style style:name="P7" style:parent-style-name="Sottotitolo" style:family="paragraph">
      <style:paragraph-properties fo:text-align="start"/>
      <style:text-properties fo:language="en" fo:country="GB"/>
    </style:style>
    <style:style style:name="P8" style:parent-style-name="Sottotitolo" style:family="paragraph">
      <style:paragraph-properties fo:text-align="start"/>
      <style:text-properties fo:language="en" fo:country="GB"/>
    </style:style>
    <style:style style:name="P9" style:parent-style-name="Textbody" style:family="paragraph">
      <style:text-properties fo:language="it" fo:country="IT"/>
    </style:style>
    <style:style style:name="P10" style:parent-style-name="Textbody" style:family="paragraph">
      <style:text-properties fo:language="it" fo:country="IT"/>
    </style:style>
    <style:style style:name="P11" style:parent-style-name="Textbody" style:family="paragraph">
      <style:text-properties fo:language="it" fo:country="IT"/>
    </style:style>
    <style:style style:name="P12" style:parent-style-name="Textbody" style:family="paragraph">
      <style:text-properties fo:language="it" fo:country="IT"/>
    </style:style>
    <style:style style:name="P13" style:parent-style-name="Textbody" style:family="paragraph">
      <style:text-properties fo:language="it" fo:country="IT"/>
    </style:style>
    <style:style style:name="P14" style:parent-style-name="Textbody" style:family="paragraph">
      <style:text-properties fo:font-weight="bold" style:font-weight-asian="bold" style:font-weight-complex="bold" fo:language="it" fo:country="IT"/>
    </style:style>
    <style:style style:name="P15" style:parent-style-name="Textbody" style:family="paragraph">
      <style:text-properties fo:font-weight="bold" style:font-weight-asian="bold" style:font-weight-complex="bold" fo:language="it" fo:country="IT"/>
    </style:style>
    <style:style style:name="P16" style:parent-style-name="Textbody" style:family="paragraph">
      <style:text-properties fo:language="it" fo:country="IT"/>
    </style:style>
    <style:style style:name="P17" style:parent-style-name="Textbody" style:family="paragraph">
      <style:text-properties fo:language="it" fo:country="IT"/>
    </style:style>
    <style:style style:name="P18" style:parent-style-name="Textbody" style:family="paragraph">
      <style:text-properties fo:language="it" fo:country="IT"/>
    </style:style>
    <style:style style:name="P19" style:parent-style-name="Textbody" style:family="paragraph">
      <style:paragraph-properties fo:text-align="end"/>
      <style:text-properties fo:font-weight="bold" style:font-weight-asian="bold" style:font-weight-complex="bold" fo:language="it" fo:country="IT"/>
    </style:style>
    <style:style style:name="P20" style:parent-style-name="Textbody" style:family="paragraph">
      <style:paragraph-properties fo:text-align="end"/>
      <style:text-properties fo:language="it" fo:country="IT"/>
    </style:style>
    <style:style style:name="P21" style:parent-style-name="Textbody" style:family="paragraph">
      <style:paragraph-properties fo:text-align="end"/>
      <style:text-properties fo:language="it" fo:country="IT"/>
    </style:style>
    <style:style style:name="P22" style:parent-style-name="Textbody" style:family="paragraph">
      <style:paragraph-properties fo:text-align="end"/>
      <style:text-properties fo:language="it" fo:country="IT"/>
    </style:style>
    <style:style style:name="P23" style:parent-style-name="Textbody" style:family="paragraph">
      <style:text-properties fo:font-weight="bold" style:font-weight-asian="bold" style:font-weight-complex="bold" fo:language="it" fo:country="IT"/>
    </style:style>
    <style:style style:name="TableColumn25" style:family="table-column">
      <style:table-column-properties style:column-width="0.6895in" style:use-optimal-column-width="false"/>
    </style:style>
    <style:style style:name="TableColumn26" style:family="table-column">
      <style:table-column-properties style:column-width="0.8729in" style:use-optimal-column-width="false"/>
    </style:style>
    <style:style style:name="TableColumn27" style:family="table-column">
      <style:table-column-properties style:column-width="1.5618in" style:use-optimal-column-width="false"/>
    </style:style>
    <style:style style:name="TableColumn28" style:family="table-column">
      <style:table-column-properties style:column-width="3.5687in" style:use-optimal-column-width="false"/>
    </style:style>
    <style:style style:name="Table24" style:family="table">
      <style:table-properties style:width="6.693in" fo:margin-left="0in" table:align="left"/>
    </style:style>
    <style:style style:name="TableRow29" style:family="table-row">
      <style:table-row-properties style:use-optimal-row-height="false"/>
    </style:style>
    <style:style style:name="TableCell3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3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3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33" style:family="table-cell">
      <style:table-cell-properties fo:border="0.0034in solid #000000" style:writing-mode="lr-tb" fo:padding-top="0.0381in" fo:padding-left="0.0381in" fo:padding-bottom="0.0381in" fo:padding-right="0.0381in"/>
    </style:style>
    <style:style style:name="TableRow34" style:family="table-row">
      <style:table-row-properties style:use-optimal-row-height="false"/>
    </style:style>
    <style:style style:name="TableCell3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9" style:family="table-row">
      <style:table-row-properties style:use-optimal-row-height="false"/>
    </style:style>
    <style:style style:name="TableCell4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4" style:family="table-row">
      <style:table-row-properties style:use-optimal-row-height="false"/>
    </style:style>
    <style:style style:name="TableCell4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9" style:parent-style-name="TableContents" style:family="paragraph">
      <style:text-properties fo:language="it" fo:country="IT"/>
    </style:style>
    <style:style style:name="TableRow50" style:family="table-row">
      <style:table-row-properties style:use-optimal-row-height="false"/>
    </style:style>
    <style:style style:name="TableCell5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2" style:parent-style-name="TableContents" style:family="paragraph">
      <style:text-properties fo:language="it" fo:country="IT"/>
    </style:style>
    <style:style style:name="TableCell5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4" style:parent-style-name="TableContents" style:family="paragraph">
      <style:text-properties fo:language="it" fo:country="IT"/>
    </style:style>
    <style:style style:name="TableCell5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6" style:parent-style-name="TableContents" style:family="paragraph">
      <style:text-properties fo:language="it" fo:country="IT"/>
    </style:style>
    <style:style style:name="TableCell5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8" style:parent-style-name="TableContents" style:family="paragraph">
      <style:text-properties fo:language="it" fo:country="IT"/>
    </style:style>
    <style:style style:name="P59" style:parent-style-name="Textbody" style:family="paragraph">
      <style:text-properties fo:font-weight="bold" style:font-weight-asian="bold" style:font-weight-complex="bold" fo:language="it" fo:country="IT"/>
    </style:style>
    <style:style style:name="P60" style:parent-style-name="Textbody" style:family="paragraph">
      <style:text-properties fo:font-weight="bold" style:font-weight-asian="bold" style:font-weight-complex="bold" fo:language="it" fo:country="IT"/>
    </style:style>
    <style:style style:name="P61" style:parent-style-name="Textbody" style:family="paragraph">
      <style:text-properties fo:font-weight="bold" style:font-weight-asian="bold" style:font-weight-complex="bold" fo:language="it" fo:country="IT"/>
    </style:style>
    <style:style style:name="P62" style:parent-style-name="ContentsHeading" style:family="paragraph">
      <style:paragraph-properties>
        <style:tab-stops>
          <style:tab-stop style:type="right" style:leader-style="dotted" style:leader-text="." style:position="6.5in"/>
        </style:tab-stops>
      </style:paragraph-properties>
    </style:style>
    <style:style style:name="P63" style:parent-style-name="Textbody" style:family="paragraph">
      <style:text-properties fo:font-weight="bold" style:font-weight-asian="bold" style:font-weight-complex="bold"/>
    </style:style>
    <style:style style:name="P64" style:parent-style-name="Textbody" style:family="paragraph">
      <style:text-properties fo:font-weight="bold" style:font-weight-asian="bold" style:font-weight-complex="bold"/>
    </style:style>
    <style:style style:name="P65" style:parent-style-name="Textbody" style:family="paragraph">
      <style:text-properties fo:font-weight="bold" style:font-weight-asian="bold" style:font-weight-complex="bold"/>
    </style:style>
    <style:style style:name="P66" style:parent-style-name="Textbody" style:family="paragraph">
      <style:text-properties fo:font-weight="bold" style:font-weight-asian="bold" style:font-weight-complex="bold"/>
    </style:style>
    <style:style style:name="P67" style:parent-style-name="Textbody" style:family="paragraph">
      <style:text-properties fo:font-weight="bold" style:font-weight-asian="bold" style:font-weight-complex="bold"/>
    </style:style>
    <style:style style:name="P68" style:parent-style-name="Textbody" style:family="paragraph">
      <style:text-properties fo:font-weight="bold" style:font-weight-asian="bold" style:font-weight-complex="bold"/>
    </style:style>
    <style:style style:name="P69" style:parent-style-name="Textbody" style:family="paragraph">
      <style:text-properties fo:font-weight="bold" style:font-weight-asian="bold" style:font-weight-complex="bold"/>
    </style:style>
    <style:style style:name="P70" style:parent-style-name="Textbody" style:family="paragraph">
      <style:text-properties fo:font-weight="bold" style:font-weight-asian="bold" style:font-weight-complex="bold"/>
    </style:style>
    <style:style style:name="P71" style:parent-style-name="Textbody" style:family="paragraph">
      <style:text-properties fo:font-weight="bold" style:font-weight-asian="bold" style:font-weight-complex="bold"/>
    </style:style>
    <style:style style:name="P72" style:parent-style-name="Textbody" style:family="paragraph">
      <style:text-properties fo:font-weight="bold" style:font-weight-asian="bold" style:font-weight-complex="bold"/>
    </style:style>
    <style:style style:name="P73" style:parent-style-name="Textbody" style:family="paragraph">
      <style:text-properties fo:font-weight="bold" style:font-weight-asian="bold" style:font-weight-complex="bold"/>
    </style:style>
    <style:style style:name="P74" style:parent-style-name="Textbody" style:family="paragraph">
      <style:text-properties fo:font-weight="bold" style:font-weight-asian="bold" style:font-weight-complex="bold"/>
    </style:style>
    <style:style style:name="P75" style:parent-style-name="Textbody" style:family="paragraph">
      <style:text-properties fo:font-weight="bold" style:font-weight-asian="bold" style:font-weight-complex="bold"/>
    </style:style>
    <style:style style:name="P76" style:parent-style-name="Textbody" style:family="paragraph">
      <style:text-properties fo:font-weight="bold" style:font-weight-asian="bold" style:font-weight-complex="bold"/>
    </style:style>
    <style:style style:name="P77" style:parent-style-name="Textbody" style:family="paragraph">
      <style:text-properties fo:font-weight="bold" style:font-weight-asian="bold" style:font-weight-complex="bold"/>
    </style:style>
    <style:style style:name="P78" style:parent-style-name="Textbody" style:family="paragraph">
      <style:text-properties fo:font-weight="bold" style:font-weight-asian="bold" style:font-weight-complex="bold"/>
    </style:style>
    <style:style style:name="P79" style:parent-style-name="Textbody" style:family="paragraph">
      <style:text-properties fo:font-weight="bold" style:font-weight-asian="bold" style:font-weight-complex="bold"/>
    </style:style>
    <style:style style:name="P80" style:parent-style-name="Textbody" style:family="paragraph">
      <style:text-properties fo:font-weight="bold" style:font-weight-asian="bold" style:font-weight-complex="bold"/>
    </style:style>
    <style:style style:name="P81" style:parent-style-name="Textbody" style:family="paragraph">
      <style:text-properties fo:font-weight="bold" style:font-weight-asian="bold" style:font-weight-complex="bold"/>
    </style:style>
    <style:style style:name="P82" style:parent-style-name="Textbody" style:family="paragraph">
      <style:text-properties fo:font-weight="bold" style:font-weight-asian="bold" style:font-weight-complex="bold"/>
    </style:style>
    <style:style style:name="P83" style:parent-style-name="Textbody" style:family="paragraph">
      <style:text-properties fo:font-weight="bold" style:font-weight-asian="bold" style:font-weight-complex="bold"/>
    </style:style>
    <style:style style:name="P84" style:parent-style-name="Textbody" style:family="paragraph">
      <style:text-properties fo:language="it" fo:country="IT"/>
    </style:style>
    <style:style style:name="P85" style:parent-style-name="Textbody" style:family="paragraph">
      <style:text-properties fo:language="it" fo:country="IT"/>
    </style:style>
    <style:style style:name="TableColumn87" style:family="table-column">
      <style:table-column-properties style:column-width="1.8125in" style:use-optimal-column-width="false"/>
    </style:style>
    <style:style style:name="TableColumn88" style:family="table-column">
      <style:table-column-properties style:column-width="4.8854in" style:use-optimal-column-width="false"/>
    </style:style>
    <style:style style:name="Table86" style:family="table">
      <style:table-properties style:width="6.6979in" fo:margin-left="0in" table:align="left"/>
    </style:style>
    <style:style style:name="TableRow89" style:family="table-row">
      <style:table-row-properties style:use-optimal-row-height="false"/>
    </style:style>
    <style:style style:name="TableCell9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91" style:parent-style-name="TableContents" style:family="paragraph">
      <style:text-properties fo:font-weight="bold" style:font-weight-asian="bold" style:font-weight-complex="bold"/>
    </style:style>
    <style:style style:name="TableCell92" style:family="table-cell">
      <style:table-cell-properties fo:border="0.0034in solid #000000" style:writing-mode="lr-tb" fo:padding-top="0.0381in" fo:padding-left="0.0381in" fo:padding-bottom="0.0381in" fo:padding-right="0.0381in"/>
    </style:style>
    <style:style style:name="P93" style:parent-style-name="TableContents" style:family="paragraph">
      <style:text-properties fo:font-weight="bold" style:font-weight-asian="bold" style:font-weight-complex="bold"/>
    </style:style>
    <style:style style:name="TableRow94" style:family="table-row">
      <style:table-row-properties style:use-optimal-row-height="false"/>
    </style:style>
    <style:style style:name="TableCell9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7" style:parent-style-name="TableContents" style:family="paragraph">
      <style:text-properties fo:language="it" fo:country="IT"/>
    </style:style>
    <style:style style:name="TableRow98" style:family="table-row">
      <style:table-row-properties style:use-optimal-row-height="false"/>
    </style:style>
    <style:style style:name="TableCell9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1" style:parent-style-name="TableContents" style:family="paragraph">
      <style:text-properties fo:language="it" fo:country="IT"/>
    </style:style>
    <style:style style:name="TableRow102" style:family="table-row">
      <style:table-row-properties style:use-optimal-row-height="false"/>
    </style:style>
    <style:style style:name="TableCell10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5" style:parent-style-name="TableContents" style:family="paragraph">
      <style:text-properties fo:language="it" fo:country="IT"/>
    </style:style>
    <style:style style:name="TableRow106" style:family="table-row">
      <style:table-row-properties style:use-optimal-row-height="false"/>
    </style:style>
    <style:style style:name="TableCell10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8" style:parent-style-name="TableContents" style:family="paragraph">
      <style:text-properties fo:language="it" fo:country="IT"/>
    </style:style>
    <style:style style:name="TableCell10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10" style:parent-style-name="TableContents" style:family="paragraph">
      <style:text-properties fo:language="it" fo:country="IT"/>
    </style:style>
    <style:style style:name="TableRow111" style:family="table-row">
      <style:table-row-properties style:use-optimal-row-height="false"/>
    </style:style>
    <style:style style:name="TableCell11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3" style:parent-style-name="TableContents" style:family="paragraph">
      <style:text-properties fo:language="it" fo:country="IT"/>
    </style:style>
    <style:style style:name="TableCell11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15" style:parent-style-name="TableContents" style:family="paragraph">
      <style:text-properties fo:language="it" fo:country="IT"/>
    </style:style>
    <style:style style:name="TableRow116" style:family="table-row">
      <style:table-row-properties style:use-optimal-row-height="false"/>
    </style:style>
    <style:style style:name="TableCell1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8" style:parent-style-name="TableContents" style:family="paragraph">
      <style:text-properties fo:language="it" fo:country="IT"/>
    </style:style>
    <style:style style:name="TableCell11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20" style:parent-style-name="TableContents" style:family="paragraph">
      <style:text-properties fo:language="it" fo:country="IT"/>
    </style:style>
    <style:style style:name="TableRow121" style:family="table-row">
      <style:table-row-properties style:use-optimal-row-height="false"/>
    </style:style>
    <style:style style:name="TableCell122" style:family="table-cell">
      <style:table-cell-properties fo:border-top="0.0034in solid #000000" fo:border-left="0.0034in solid #000000" fo:border-bottom="0.0069in solid #000000" fo:border-right="none" style:writing-mode="lr-tb" fo:padding-top="0.0381in" fo:padding-left="0.0381in" fo:padding-bottom="0.0381in" fo:padding-right="0.0381in"/>
    </style:style>
    <style:style style:name="P123" style:parent-style-name="TableContents" style:family="paragraph">
      <style:text-properties fo:language="it" fo:country="IT"/>
    </style:style>
    <style:style style:name="TableCell124" style:family="table-cell">
      <style:table-cell-properties fo:border-top="0.0034in solid #000000" fo:border-left="0.0034in solid #000000" fo:border-bottom="0.0069in solid #000000" fo:border-right="0.0034in solid #000000" style:writing-mode="lr-tb" fo:padding-top="0.0381in" fo:padding-left="0.0381in" fo:padding-bottom="0.0381in" fo:padding-right="0.0381in"/>
    </style:style>
    <style:style style:name="P125" style:parent-style-name="TableContents" style:family="paragraph">
      <style:text-properties fo:language="it" fo:country="IT"/>
    </style:style>
    <style:style style:name="TableRow126" style:family="table-row">
      <style:table-row-properties style:use-optimal-row-height="false"/>
    </style:style>
    <style:style style:name="TableCell127" style:family="table-cell">
      <style:table-cell-properties fo:border-top="0.0069in solid #000000" fo:border-left="0.0034in solid #000000" fo:border-bottom="0.0069in solid #000000" fo:border-right="none" style:writing-mode="lr-tb" fo:padding-top="0.0381in" fo:padding-left="0.0381in" fo:padding-bottom="0.0381in" fo:padding-right="0.0381in"/>
    </style:style>
    <style:style style:name="P128" style:parent-style-name="TableContents" style:family="paragraph">
      <style:text-properties fo:language="it" fo:country="IT"/>
    </style:style>
    <style:style style:name="TableCell129" style:family="table-cell">
      <style:table-cell-properties fo:border-top="0.0069in solid #000000" fo:border-left="0.0034in solid #000000" fo:border-bottom="0.0069in solid #000000" fo:border-right="0.0034in solid #000000" style:writing-mode="lr-tb" fo:padding-top="0.0381in" fo:padding-left="0.0381in" fo:padding-bottom="0.0381in" fo:padding-right="0.0381in"/>
    </style:style>
    <style:style style:name="P130" style:parent-style-name="TableContents" style:family="paragraph">
      <style:text-properties fo:language="it" fo:country="IT"/>
    </style:style>
    <style:style style:name="TableRow131" style:family="table-row">
      <style:table-row-properties style:use-optimal-row-height="false"/>
    </style:style>
    <style:style style:name="TableCell132" style:family="table-cell">
      <style:table-cell-properties fo:border-top="0.0069in solid #000000" fo:border-left="0.0034in solid #000000" fo:border-bottom="0.0069in solid #000000" fo:border-right="none" style:writing-mode="lr-tb" fo:padding-top="0.0381in" fo:padding-left="0.0381in" fo:padding-bottom="0.0381in" fo:padding-right="0.0381in"/>
    </style:style>
    <style:style style:name="P133" style:parent-style-name="TableContents" style:family="paragraph">
      <style:text-properties fo:language="it" fo:country="IT"/>
    </style:style>
    <style:style style:name="TableCell134" style:family="table-cell">
      <style:table-cell-properties fo:border-top="0.0069in solid #000000" fo:border-left="0.0034in solid #000000" fo:border-bottom="0.0069in solid #000000" fo:border-right="0.0034in solid #000000" style:writing-mode="lr-tb" fo:padding-top="0.0381in" fo:padding-left="0.0381in" fo:padding-bottom="0.0381in" fo:padding-right="0.0381in"/>
    </style:style>
    <style:style style:name="P135" style:parent-style-name="TableContents" style:family="paragraph">
      <style:text-properties fo:language="it" fo:country="IT"/>
    </style:style>
    <style:style style:name="TableRow136" style:family="table-row">
      <style:table-row-properties style:use-optimal-row-height="false"/>
    </style:style>
    <style:style style:name="TableCell137" style:family="table-cell">
      <style:table-cell-properties fo:border-top="0.0069in solid #000000" fo:border-left="0.0034in solid #000000" fo:border-bottom="0.0034in solid #000000" fo:border-right="none" style:writing-mode="lr-tb" fo:padding-top="0.0381in" fo:padding-left="0.0381in" fo:padding-bottom="0.0381in" fo:padding-right="0.0381in"/>
    </style:style>
    <style:style style:name="P138" style:parent-style-name="TableContents" style:family="paragraph">
      <style:text-properties fo:language="it" fo:country="IT"/>
    </style:style>
    <style:style style:name="TableCell139" style:family="table-cell">
      <style:table-cell-properties fo:border-top="0.0069in solid #000000" fo:border-left="0.0034in solid #000000" fo:border-bottom="0.0034in solid #000000" fo:border-right="0.0034in solid #000000" style:writing-mode="lr-tb" fo:padding-top="0.0381in" fo:padding-left="0.0381in" fo:padding-bottom="0.0381in" fo:padding-right="0.0381in"/>
    </style:style>
    <style:style style:name="P140" style:parent-style-name="TableContents" style:family="paragraph">
      <style:text-properties fo:language="it" fo:country="IT"/>
    </style:style>
    <style:style style:name="P141" style:parent-style-name="Textbody" style:family="paragraph">
      <style:text-properties fo:language="it" fo:country="IT"/>
    </style:style>
    <style:style style:name="T142" style:parent-style-name="Enfasigrassetto" style:family="text">
      <style:text-properties style:font-name="Lato" fo:color="#212121" fo:font-size="11.5pt" style:font-size-asian="11.5pt" style:font-size-complex="11.5pt"/>
    </style:style>
    <style:style style:name="T143" style:parent-style-name="Car.predefinitoparagrafo" style:family="text">
      <style:text-properties style:font-name="Lato" fo:color="#212121" fo:font-size="11.5pt" style:font-size-asian="11.5pt" style:font-size-complex="11.5pt"/>
    </style:style>
    <style:style style:name="T144" style:parent-style-name="Collegamentoipertestuale" style:family="text">
      <style:text-properties style:font-name="Lato" fo:font-size="11.5pt" style:font-size-asian="11.5pt" style:font-size-complex="11.5pt"/>
    </style:style>
    <style:style style:name="T145" style:parent-style-name="Collegamentoipertestuale" style:family="text">
      <style:text-properties style:font-name="Lato" fo:font-size="11.5pt" style:font-size-asian="11.5pt" style:font-size-complex="11.5pt"/>
    </style:style>
    <style:style style:name="T146" style:parent-style-name="Collegamentoipertestuale" style:family="text">
      <style:text-properties style:font-name="Lato" fo:font-size="11.5pt" style:font-size-asian="11.5pt" style:font-size-complex="11.5pt"/>
    </style:style>
    <style:style style:name="T147" style:parent-style-name="aw5odc" style:family="text">
      <style:text-properties style:font-name="Lato" fo:color="#212121" fo:font-size="11.5pt" style:font-size-asian="11.5pt" style:font-size-complex="11.5pt" style:text-underline-type="single" style:text-underline-style="solid" style:text-underline-width="auto" style:text-underline-mode="continuous"/>
    </style:style>
    <style:style style:name="T148" style:parent-style-name="Enfasigrassetto" style:family="text">
      <style:text-properties style:font-name="Lato" fo:color="#212121" fo:font-size="11.5pt" style:font-size-asian="11.5pt" style:font-size-complex="11.5pt"/>
    </style:style>
    <style:style style:name="T149" style:parent-style-name="Car.predefinitoparagrafo" style:family="text">
      <style:text-properties style:font-name="Lato" fo:color="#212121" fo:font-size="11.5pt" style:font-size-asian="11.5pt" style:font-size-complex="11.5pt"/>
    </style:style>
    <style:style style:name="T150" style:parent-style-name="Collegamentoipertestuale" style:family="text">
      <style:text-properties style:font-name="Lato" fo:font-size="11.5pt" style:font-size-asian="11.5pt" style:font-size-complex="11.5pt"/>
    </style:style>
    <style:style style:name="T151" style:parent-style-name="Car.predefinitoparagrafo" style:family="text">
      <style:text-properties style:font-name="Lato" fo:color="#212121" fo:font-size="11.5pt" style:font-size-asian="11.5pt" style:font-size-complex="11.5pt"/>
    </style:style>
    <style:style style:name="T152" style:parent-style-name="Enfasigrassetto" style:family="text">
      <style:text-properties style:font-name="Lato" fo:color="#212121" fo:font-size="11.5pt" style:font-size-asian="11.5pt" style:font-size-complex="11.5pt" fo:language="it" fo:country="IT"/>
    </style:style>
    <style:style style:name="T153" style:parent-style-name="Car.predefinitoparagrafo" style:family="text">
      <style:text-properties style:font-name="Lato" fo:color="#212121" fo:font-size="11.5pt" style:font-size-asian="11.5pt" style:font-size-complex="11.5pt" fo:language="it" fo:country="IT"/>
    </style:style>
    <style:style style:name="T154" style:parent-style-name="Collegamentoipertestuale" style:family="text">
      <style:text-properties style:font-name="Lato" fo:font-size="11.5pt" style:font-size-asian="11.5pt" style:font-size-complex="11.5pt" fo:language="it" fo:country="IT"/>
    </style:style>
    <style:style style:name="T155" style:parent-style-name="Car.predefinitoparagrafo" style:family="text">
      <style:text-properties style:font-name="Lato" fo:color="#212121" fo:font-size="11.5pt" style:font-size-asian="11.5pt" style:font-size-complex="11.5pt" fo:language="it" fo:country="IT"/>
    </style:style>
    <style:style style:name="T156" style:parent-style-name="Enfasigrassetto" style:family="text">
      <style:text-properties style:font-name="Lato" fo:color="#212121" fo:font-size="11.5pt" style:font-size-asian="11.5pt" style:font-size-complex="11.5pt" fo:language="it" fo:country="IT"/>
    </style:style>
    <style:style style:name="T157" style:parent-style-name="Car.predefinitoparagrafo" style:family="text">
      <style:text-properties style:font-name="Lato" fo:color="#212121" fo:font-size="11.5pt" style:font-size-asian="11.5pt" style:font-size-complex="11.5pt" fo:language="it" fo:country="IT"/>
    </style:style>
    <style:style style:name="T158" style:parent-style-name="Collegamentoipertestuale" style:family="text">
      <style:text-properties style:font-name="Lato" fo:font-size="11.5pt" style:font-size-asian="11.5pt" style:font-size-complex="11.5pt" fo:language="it" fo:country="IT"/>
    </style:style>
    <style:style style:name="T159" style:parent-style-name="Car.predefinitoparagrafo" style:family="text">
      <style:text-properties style:font-name="Lato" fo:color="#212121" fo:font-size="11.5pt" style:font-size-asian="11.5pt" style:font-size-complex="11.5pt" fo:language="it" fo:country="IT"/>
    </style:style>
    <style:style style:name="T160" style:parent-style-name="Car.predefinitoparagrafo" style:family="text">
      <style:text-properties style:font-name="Lato" fo:color="#212121" fo:font-size="11.5pt" style:font-size-asian="11.5pt" style:font-size-complex="11.5pt" fo:language="it" fo:country="IT"/>
    </style:style>
    <style:style style:name="P161" style:parent-style-name="Textbody" style:family="paragraph">
      <style:text-properties fo:language="it" fo:country="IT"/>
    </style:style>
    <style:style style:name="P162" style:parent-style-name="Textbody" style:family="paragraph">
      <style:text-properties fo:language="it" fo:country="IT"/>
    </style:style>
    <style:style style:name="P163" style:parent-style-name="Textbody" style:family="paragraph">
      <style:text-properties fo:language="it" fo:country="IT"/>
    </style:style>
    <style:style style:name="P164" style:parent-style-name="Textbody" style:family="paragraph">
      <style:text-properties fo:language="it" fo:country="IT"/>
    </style:style>
    <style:style style:name="P165" style:parent-style-name="Textbody" style:family="paragraph">
      <style:text-properties fo:language="it" fo:country="IT"/>
    </style:style>
    <style:style style:name="P166" style:parent-style-name="Titolo2" style:family="paragraph">
      <style:text-properties fo:language="it" fo:country="IT"/>
    </style:style>
    <style:style style:name="P167" style:parent-style-name="Textbody" style:family="paragraph">
      <style:text-properties fo:language="it" fo:country="IT"/>
    </style:style>
    <style:style style:name="P168" style:parent-style-name="Textbody" style:family="paragraph">
      <style:text-properties fo:language="it" fo:country="IT"/>
    </style:style>
    <style:style style:name="P169" style:parent-style-name="Textbody" style:family="paragraph">
      <style:text-properties fo:language="it" fo:country="IT"/>
    </style:style>
    <style:style style:name="P170" style:parent-style-name="Textbody" style:family="paragraph">
      <style:text-properties fo:language="it" fo:country="IT"/>
    </style:style>
    <style:style style:name="P171" style:parent-style-name="Textbody" style:family="paragraph">
      <style:text-properties fo:language="it" fo:country="IT"/>
    </style:style>
    <style:style style:name="P172" style:parent-style-name="Textbody" style:family="paragraph">
      <style:text-properties fo:language="it" fo:country="IT"/>
    </style:style>
    <style:style style:name="P173" style:parent-style-name="Textbody" style:family="paragraph">
      <style:text-properties fo:language="it" fo:country="IT"/>
    </style:style>
    <style:style style:name="TableColumn175" style:family="table-column">
      <style:table-column-properties style:column-width="1.0611in" style:use-optimal-column-width="false"/>
    </style:style>
    <style:style style:name="TableColumn176" style:family="table-column">
      <style:table-column-properties style:column-width="5.6305in" style:use-optimal-column-width="false"/>
    </style:style>
    <style:style style:name="Table174" style:family="table">
      <style:table-properties style:width="6.6916in" fo:margin-left="0in" table:align="left"/>
    </style:style>
    <style:style style:name="TableRow177" style:family="table-row">
      <style:table-row-properties style:use-optimal-row-height="false"/>
    </style:style>
    <style:style style:name="TableCell17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79" style:parent-style-name="TableContents" style:family="paragraph">
      <style:text-properties fo:font-weight="bold" style:font-weight-asian="bold" style:font-weight-complex="bold"/>
    </style:style>
    <style:style style:name="TableCell180" style:family="table-cell">
      <style:table-cell-properties fo:border="0.0034in solid #000000" style:writing-mode="lr-tb" fo:padding-top="0.0381in" fo:padding-left="0.0381in" fo:padding-bottom="0.0381in" fo:padding-right="0.0381in"/>
    </style:style>
    <style:style style:name="P181" style:parent-style-name="Textbody" style:family="paragraph">
      <style:text-properties fo:font-weight="bold" style:font-weight-asian="bold" style:font-weight-complex="bold"/>
    </style:style>
    <style:style style:name="TableRow182" style:family="table-row">
      <style:table-row-properties style:use-optimal-row-height="false"/>
    </style:style>
    <style:style style:name="TableCell18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4" style:parent-style-name="TableContents" style:family="paragraph">
      <style:text-properties fo:font-weight="bold" style:font-weight-asian="bold" style:font-weight-complex="bold"/>
    </style:style>
    <style:style style:name="TableCell18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86" style:parent-style-name="Textbody" style:family="paragraph">
      <style:text-properties fo:language="it" fo:country="IT"/>
    </style:style>
    <style:style style:name="TableRow187" style:family="table-row">
      <style:table-row-properties style:use-optimal-row-height="false"/>
    </style:style>
    <style:style style:name="TableCell18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9" style:parent-style-name="TableContents" style:family="paragraph">
      <style:text-properties fo:font-weight="bold" style:font-weight-asian="bold" style:font-weight-complex="bold"/>
    </style:style>
    <style:style style:name="TableCell19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91" style:parent-style-name="Textbody" style:family="paragraph">
      <style:text-properties fo:language="it" fo:country="IT"/>
    </style:style>
    <style:style style:name="TableRow192" style:family="table-row">
      <style:table-row-properties style:use-optimal-row-height="false"/>
    </style:style>
    <style:style style:name="TableCell19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4" style:parent-style-name="TableContents" style:family="paragraph">
      <style:text-properties fo:font-weight="bold" style:font-weight-asian="bold" style:font-weight-complex="bold"/>
    </style:style>
    <style:style style:name="TableCell19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96" style:parent-style-name="Textbody" style:family="paragraph">
      <style:text-properties fo:language="it" fo:country="IT"/>
    </style:style>
    <style:style style:name="TableRow197" style:family="table-row">
      <style:table-row-properties style:use-optimal-row-height="false"/>
    </style:style>
    <style:style style:name="TableCell19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9" style:parent-style-name="TableContents" style:family="paragraph">
      <style:text-properties fo:font-weight="bold" style:font-weight-asian="bold" style:font-weight-complex="bold" fo:language="it" fo:country="IT"/>
    </style:style>
    <style:style style:name="TableCell20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01" style:parent-style-name="Textbody" style:family="paragraph">
      <style:text-properties fo:language="it" fo:country="IT"/>
    </style:style>
    <style:style style:name="TableRow202" style:family="table-row">
      <style:table-row-properties style:use-optimal-row-height="false"/>
    </style:style>
    <style:style style:name="TableCell20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4" style:parent-style-name="TableContents" style:family="paragraph">
      <style:text-properties fo:font-weight="bold" style:font-weight-asian="bold" style:font-weight-complex="bold" fo:language="it" fo:country="IT"/>
    </style:style>
    <style:style style:name="TableCell20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06" style:parent-style-name="Textbody" style:family="paragraph">
      <style:text-properties fo:language="it" fo:country="IT"/>
    </style:style>
    <style:style style:name="P207" style:parent-style-name="Textbody" style:family="paragraph">
      <style:text-properties fo:language="it" fo:country="IT"/>
    </style:style>
    <style:style style:name="P208" style:parent-style-name="Textbody" style:family="paragraph">
      <style:text-properties fo:language="it" fo:country="IT"/>
    </style:style>
    <style:style style:name="TableRow209" style:family="table-row">
      <style:table-row-properties style:use-optimal-row-height="false"/>
    </style:style>
    <style:style style:name="TableCell21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1" style:parent-style-name="TableContents" style:family="paragraph">
      <style:text-properties fo:font-weight="bold" style:font-weight-asian="bold" style:font-weight-complex="bold" fo:language="it" fo:country="IT"/>
    </style:style>
    <style:style style:name="TableCell21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13" style:parent-style-name="Textbody" style:family="paragraph">
      <style:text-properties fo:language="it" fo:country="IT"/>
    </style:style>
    <style:style style:name="P214" style:parent-style-name="Textbody" style:family="paragraph">
      <style:text-properties fo:language="it" fo:country="IT"/>
    </style:style>
    <style:style style:name="P215" style:parent-style-name="Textbody" style:family="paragraph">
      <style:text-properties fo:language="it" fo:country="IT"/>
    </style:style>
    <style:style style:name="P216" style:parent-style-name="Textbody" style:family="paragraph">
      <style:text-properties fo:language="it" fo:country="IT"/>
    </style:style>
    <style:style style:name="TableRow217" style:family="table-row">
      <style:table-row-properties style:use-optimal-row-height="false"/>
    </style:style>
    <style:style style:name="TableCell21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9" style:parent-style-name="TableContents" style:family="paragraph">
      <style:text-properties fo:font-weight="bold" style:font-weight-asian="bold" style:font-weight-complex="bold" fo:language="it" fo:country="IT"/>
    </style:style>
    <style:style style:name="TableCell22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21" style:parent-style-name="Textbody" style:family="paragraph">
      <style:text-properties fo:language="it" fo:country="IT"/>
    </style:style>
    <style:style style:name="TableRow222" style:family="table-row">
      <style:table-row-properties style:use-optimal-row-height="false"/>
    </style:style>
    <style:style style:name="TableCell22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4" style:parent-style-name="TableContents" style:family="paragraph">
      <style:text-properties fo:font-weight="bold" style:font-weight-asian="bold" style:font-weight-complex="bold" fo:language="it" fo:country="IT"/>
    </style:style>
    <style:style style:name="TableCell22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26" style:parent-style-name="Textbody" style:family="paragraph">
      <style:text-properties fo:language="it" fo:country="IT"/>
    </style:style>
    <style:style style:name="TableRow227" style:family="table-row">
      <style:table-row-properties style:use-optimal-row-height="false"/>
    </style:style>
    <style:style style:name="TableCell22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9" style:parent-style-name="TableContents" style:family="paragraph">
      <style:text-properties fo:font-weight="bold" style:font-weight-asian="bold" style:font-weight-complex="bold" fo:language="it" fo:country="IT"/>
    </style:style>
    <style:style style:name="TableCell23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31" style:parent-style-name="Textbody" style:family="paragraph">
      <style:text-properties fo:language="it" fo:country="IT"/>
    </style:style>
    <style:style style:name="TableRow232" style:family="table-row">
      <style:table-row-properties style:use-optimal-row-height="false"/>
    </style:style>
    <style:style style:name="TableCell23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4" style:parent-style-name="TableContents" style:family="paragraph">
      <style:text-properties fo:font-weight="bold" style:font-weight-asian="bold" style:font-weight-complex="bold" fo:language="it" fo:country="IT"/>
    </style:style>
    <style:style style:name="TableCell23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36" style:parent-style-name="Textbody" style:family="paragraph">
      <style:text-properties fo:language="it" fo:country="IT"/>
    </style:style>
    <style:style style:name="TableRow237" style:family="table-row">
      <style:table-row-properties style:use-optimal-row-height="false"/>
    </style:style>
    <style:style style:name="TableCell23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9" style:parent-style-name="TableContents" style:family="paragraph">
      <style:text-properties fo:font-weight="bold" style:font-weight-asian="bold" style:font-weight-complex="bold" fo:language="it" fo:country="IT"/>
    </style:style>
    <style:style style:name="TableCell24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41" style:parent-style-name="Textbody" style:family="paragraph">
      <style:text-properties fo:language="it" fo:country="IT"/>
    </style:style>
    <style:style style:name="TableRow242" style:family="table-row">
      <style:table-row-properties style:use-optimal-row-height="false"/>
    </style:style>
    <style:style style:name="TableCell24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4" style:parent-style-name="TableContents" style:family="paragraph">
      <style:text-properties fo:font-weight="bold" style:font-weight-asian="bold" style:font-weight-complex="bold" fo:language="it" fo:country="IT"/>
    </style:style>
    <style:style style:name="TableCell24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46" style:parent-style-name="Textbody" style:family="paragraph">
      <style:text-properties fo:language="it" fo:country="IT"/>
    </style:style>
    <style:style style:name="TableRow247" style:family="table-row">
      <style:table-row-properties style:use-optimal-row-height="false"/>
    </style:style>
    <style:style style:name="TableCell24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9" style:parent-style-name="TableContents" style:family="paragraph">
      <style:text-properties fo:font-weight="bold" style:font-weight-asian="bold" style:font-weight-complex="bold" fo:language="it" fo:country="IT"/>
    </style:style>
    <style:style style:name="TableCell25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51" style:parent-style-name="Textbody" style:family="paragraph">
      <style:text-properties fo:language="it" fo:country="IT"/>
    </style:style>
    <style:style style:name="TableRow252" style:family="table-row">
      <style:table-row-properties style:use-optimal-row-height="false"/>
    </style:style>
    <style:style style:name="TableCell25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4" style:parent-style-name="TableContents" style:family="paragraph">
      <style:text-properties fo:font-weight="bold" style:font-weight-asian="bold" style:font-weight-complex="bold" fo:language="it" fo:country="IT"/>
    </style:style>
    <style:style style:name="TableCell25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56" style:parent-style-name="Textbody" style:family="paragraph">
      <style:text-properties fo:language="it" fo:country="IT"/>
    </style:style>
    <style:style style:name="TableRow257" style:family="table-row">
      <style:table-row-properties style:use-optimal-row-height="false"/>
    </style:style>
    <style:style style:name="TableCell25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9" style:parent-style-name="TableContents" style:family="paragraph">
      <style:text-properties fo:font-weight="bold" style:font-weight-asian="bold" style:font-weight-complex="bold"/>
    </style:style>
    <style:style style:name="TableCell26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61" style:parent-style-name="Standard" style:family="paragraph">
      <style:text-properties fo:language="it" fo:country="IT"/>
    </style:style>
    <style:style style:name="TableRow262" style:family="table-row">
      <style:table-row-properties style:use-optimal-row-height="false"/>
    </style:style>
    <style:style style:name="TableCell263" style:family="table-cell">
      <style:table-cell-properties fo:border-top="none" fo:border-left="0.0034in solid #000000" fo:border-bottom="none" fo:border-right="none" style:writing-mode="lr-tb" fo:padding-top="0.0381in" fo:padding-left="0.0381in" fo:padding-bottom="0.0381in" fo:padding-right="0.0381in"/>
    </style:style>
    <style:style style:name="P264" style:parent-style-name="TableContents" style:family="paragraph">
      <style:text-properties fo:font-weight="bold" style:font-weight-asian="bold" style:font-weight-complex="bold"/>
    </style:style>
    <style:style style:name="TableCell265" style:family="table-cell">
      <style:table-cell-properties fo:border-top="none" fo:border-left="0.0034in solid #000000" fo:border-bottom="none" fo:border-right="0.0034in solid #000000" style:writing-mode="lr-tb" fo:padding-top="0.0381in" fo:padding-left="0.0381in" fo:padding-bottom="0.0381in" fo:padding-right="0.0381in"/>
    </style:style>
    <style:style style:name="P266" style:parent-style-name="Standard" style:family="paragraph">
      <style:text-properties fo:language="it" fo:country="IT"/>
    </style:style>
    <style:style style:name="TableRow267" style:family="table-row">
      <style:table-row-properties style:use-optimal-row-height="false"/>
    </style:style>
    <style:style style:name="TableCell26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9" style:parent-style-name="TableContents" style:family="paragraph">
      <style:text-properties fo:font-weight="bold" style:font-weight-asian="bold" style:font-weight-complex="bold"/>
    </style:style>
    <style:style style:name="TableCell27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71" style:parent-style-name="Standard" style:family="paragraph">
      <style:text-properties fo:language="it" fo:country="IT"/>
    </style:style>
    <style:style style:name="P272" style:parent-style-name="Textbody" style:family="paragraph">
      <style:text-properties fo:language="it" fo:country="IT"/>
    </style:style>
    <style:style style:name="P273" style:parent-style-name="Textbody" style:family="paragraph">
      <style:text-properties fo:language="it" fo:country="IT"/>
    </style:style>
    <style:style style:name="P274" style:parent-style-name="Textbody" style:family="paragraph">
      <style:text-properties fo:language="it" fo:country="IT"/>
    </style:style>
    <style:style style:name="P275" style:parent-style-name="Textbody" style:family="paragraph">
      <style:text-properties fo:language="it" fo:country="IT"/>
    </style:style>
    <style:style style:name="TableColumn277" style:family="table-column">
      <style:table-column-properties style:column-width="0.5625in" style:use-optimal-column-width="false"/>
    </style:style>
    <style:style style:name="TableColumn278" style:family="table-column">
      <style:table-column-properties style:column-width="5.1888in" style:use-optimal-column-width="false"/>
    </style:style>
    <style:style style:name="TableColumn279" style:family="table-column">
      <style:table-column-properties style:column-width="0.9437in" style:use-optimal-column-width="false"/>
    </style:style>
    <style:style style:name="Table276" style:family="table">
      <style:table-properties style:width="6.6951in" fo:margin-left="0in" table:align="left"/>
    </style:style>
    <style:style style:name="TableRow280" style:family="table-row">
      <style:table-row-properties style:use-optimal-row-height="false"/>
    </style:style>
    <style:style style:name="TableCell28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82" style:parent-style-name="TableContents" style:family="paragraph">
      <style:paragraph-properties fo:text-align="center"/>
      <style:text-properties fo:font-weight="bold" style:font-weight-asian="bold" style:font-weight-complex="bold"/>
    </style:style>
    <style:style style:name="TableCell28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84" style:parent-style-name="TableContents" style:family="paragraph">
      <style:text-properties fo:font-weight="bold" style:font-weight-asian="bold" style:font-weight-complex="bold"/>
    </style:style>
    <style:style style:name="TableCell285" style:family="table-cell">
      <style:table-cell-properties fo:border="0.0034in solid #000000" style:writing-mode="lr-tb" fo:padding-top="0.0381in" fo:padding-left="0.0381in" fo:padding-bottom="0.0381in" fo:padding-right="0.0381in"/>
    </style:style>
    <style:style style:name="P286" style:parent-style-name="TableContents" style:family="paragraph">
      <style:text-properties fo:font-weight="bold" style:font-weight-asian="bold" style:font-weight-complex="bold"/>
    </style:style>
    <style:style style:name="TableRow287" style:family="table-row">
      <style:table-row-properties style:use-optimal-row-height="false"/>
    </style:style>
    <style:style style:name="TableCell28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89" style:parent-style-name="TableContents" style:family="paragraph">
      <style:paragraph-properties fo:text-align="center"/>
      <style:text-properties fo:font-weight="bold" style:font-weight-asian="bold" style:font-weight-complex="bold"/>
    </style:style>
    <style:style style:name="TableCell29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91" style:parent-style-name="TableContents" style:family="paragraph">
      <style:text-properties fo:font-weight="bold" style:font-weight-asian="bold" style:font-weight-complex="bold"/>
    </style:style>
    <style:style style:name="TableCell292" style:family="table-cell">
      <style:table-cell-properties fo:border="0.0034in solid #000000" style:writing-mode="lr-tb" fo:padding-top="0.0381in" fo:padding-left="0.0381in" fo:padding-bottom="0.0381in" fo:padding-right="0.0381in"/>
    </style:style>
    <style:style style:name="P293" style:parent-style-name="TableContents" style:family="paragraph">
      <style:text-properties fo:font-weight="bold" style:font-weight-asian="bold" style:font-weight-complex="bold"/>
    </style:style>
    <style:style style:name="TableRow294" style:family="table-row">
      <style:table-row-properties style:use-optimal-row-height="false"/>
    </style:style>
    <style:style style:name="TableCell29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96" style:parent-style-name="TableContents" style:family="paragraph">
      <style:paragraph-properties fo:text-align="center"/>
    </style:style>
    <style:style style:name="TableCell29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98" style:parent-style-name="TableContents" style:family="paragraph">
      <style:text-properties fo:language="it" fo:country="IT"/>
    </style:style>
    <style:style style:name="P299" style:parent-style-name="Textbody" style:family="paragraph">
      <style:text-properties fo:language="it" fo:country="IT"/>
    </style:style>
    <style:style style:name="P300" style:parent-style-name="Textbody" style:family="paragraph">
      <style:text-properties fo:language="it" fo:country="IT"/>
    </style:style>
    <style:style style:name="P301" style:parent-style-name="Textbody" style:family="paragraph">
      <style:text-properties fo:language="it" fo:country="IT"/>
    </style:style>
    <style:style style:name="P302" style:parent-style-name="Textbody" style:family="paragraph">
      <style:text-properties fo:language="it" fo:country="IT"/>
    </style:style>
    <style:style style:name="TableCell30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04" style:family="table-row">
      <style:table-row-properties style:min-row-height="0.2277in" style:use-optimal-row-height="false"/>
    </style:style>
    <style:style style:name="TableCell30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06" style:parent-style-name="TableContents" style:family="paragraph">
      <style:paragraph-properties fo:text-align="center"/>
    </style:style>
    <style:style style:name="TableCell30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08" style:parent-style-name="TableContents" style:family="paragraph">
      <style:text-properties fo:language="it" fo:country="IT"/>
    </style:style>
    <style:style style:name="P309" style:parent-style-name="Textbody" style:family="paragraph">
      <style:text-properties fo:language="it" fo:country="IT"/>
    </style:style>
    <style:style style:name="P310" style:parent-style-name="Textbody" style:family="paragraph">
      <style:text-properties fo:language="it" fo:country="IT"/>
    </style:style>
    <style:style style:name="TableCell31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12" style:family="table-row">
      <style:table-row-properties style:use-optimal-row-height="false"/>
    </style:style>
    <style:style style:name="TableCell31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14" style:parent-style-name="TableContents" style:family="paragraph">
      <style:paragraph-properties fo:text-align="center"/>
    </style:style>
    <style:style style:name="TableCell31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16" style:parent-style-name="TableContents" style:family="paragraph">
      <style:text-properties fo:language="it" fo:country="IT"/>
    </style:style>
    <style:style style:name="TableCell31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18" style:family="table-row">
      <style:table-row-properties style:use-optimal-row-height="false"/>
    </style:style>
    <style:style style:name="TableCell31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20" style:parent-style-name="TableContents" style:family="paragraph">
      <style:paragraph-properties fo:text-align="center"/>
    </style:style>
    <style:style style:name="TableCell32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22" style:parent-style-name="TableContents" style:family="paragraph">
      <style:text-properties fo:language="it" fo:country="IT"/>
    </style:style>
    <style:style style:name="TableCell32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24" style:family="table-row">
      <style:table-row-properties style:use-optimal-row-height="false"/>
    </style:style>
    <style:style style:name="TableCell32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26" style:parent-style-name="TableContents" style:family="paragraph">
      <style:paragraph-properties fo:text-align="center"/>
    </style:style>
    <style:style style:name="TableCell32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28" style:parent-style-name="TableContents" style:family="paragraph">
      <style:text-properties fo:language="it" fo:country="IT"/>
    </style:style>
    <style:style style:name="TableCell32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30" style:family="table-row">
      <style:table-row-properties style:use-optimal-row-height="false"/>
    </style:style>
    <style:style style:name="TableCell33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32" style:parent-style-name="TableContents" style:family="paragraph">
      <style:paragraph-properties fo:text-align="center"/>
    </style:style>
    <style:style style:name="TableCell33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34" style:parent-style-name="TableContents" style:family="paragraph">
      <style:text-properties fo:language="it" fo:country="IT"/>
    </style:style>
    <style:style style:name="TableCell33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36" style:family="table-row">
      <style:table-row-properties style:use-optimal-row-height="false"/>
    </style:style>
    <style:style style:name="TableCell33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38" style:parent-style-name="TableContents" style:family="paragraph">
      <style:paragraph-properties fo:text-align="center"/>
    </style:style>
    <style:style style:name="TableCell33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40" style:parent-style-name="TableContents" style:family="paragraph">
      <style:text-properties fo:language="it" fo:country="IT"/>
    </style:style>
    <style:style style:name="TableCell34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Column343" style:family="table-column">
      <style:table-column-properties style:column-width="0.5625in" style:use-optimal-column-width="false"/>
    </style:style>
    <style:style style:name="TableColumn344" style:family="table-column">
      <style:table-column-properties style:column-width="5.1888in" style:use-optimal-column-width="false"/>
    </style:style>
    <style:style style:name="TableColumn345" style:family="table-column">
      <style:table-column-properties style:column-width="0.9437in" style:use-optimal-column-width="false"/>
    </style:style>
    <style:style style:name="Table342" style:family="table">
      <style:table-properties style:width="6.6951in" fo:margin-left="0in" table:align="left"/>
    </style:style>
    <style:style style:name="TableRow346" style:family="table-row">
      <style:table-row-properties style:use-optimal-row-height="false"/>
    </style:style>
    <style:style style:name="TableCell34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48" style:parent-style-name="TableContents" style:family="paragraph">
      <style:paragraph-properties fo:text-align="center"/>
      <style:text-properties fo:font-weight="bold" style:font-weight-asian="bold" style:font-weight-complex="bold"/>
    </style:style>
    <style:style style:name="TableCell34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50" style:parent-style-name="TableContents" style:family="paragraph">
      <style:text-properties fo:font-weight="bold" style:font-weight-asian="bold" style:font-weight-complex="bold"/>
    </style:style>
    <style:style style:name="TableCell351" style:family="table-cell">
      <style:table-cell-properties fo:border="0.0034in solid #000000" style:writing-mode="lr-tb" fo:padding-top="0.0381in" fo:padding-left="0.0381in" fo:padding-bottom="0.0381in" fo:padding-right="0.0381in"/>
    </style:style>
    <style:style style:name="P352" style:parent-style-name="TableContents" style:family="paragraph">
      <style:text-properties fo:font-weight="bold" style:font-weight-asian="bold" style:font-weight-complex="bold"/>
    </style:style>
    <style:style style:name="TableRow353" style:family="table-row">
      <style:table-row-properties style:use-optimal-row-height="false"/>
    </style:style>
    <style:style style:name="TableCell35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55" style:parent-style-name="TableContents" style:family="paragraph">
      <style:paragraph-properties fo:text-align="center"/>
      <style:text-properties fo:font-weight="bold" style:font-weight-asian="bold" style:font-weight-complex="bold"/>
    </style:style>
    <style:style style:name="TableCell35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57" style:parent-style-name="TableContents" style:family="paragraph">
      <style:text-properties fo:font-weight="bold" style:font-weight-asian="bold" style:font-weight-complex="bold"/>
    </style:style>
    <style:style style:name="TableCell35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59" style:family="table-row">
      <style:table-row-properties style:use-optimal-row-height="false"/>
    </style:style>
    <style:style style:name="TableCell36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61" style:parent-style-name="TableContents" style:family="paragraph">
      <style:paragraph-properties fo:text-align="center"/>
    </style:style>
    <style:style style:name="TableCell36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63" style:parent-style-name="TableContents" style:family="paragraph">
      <style:text-properties fo:language="it" fo:country="IT"/>
    </style:style>
    <style:style style:name="TableCell36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65" style:family="table-row">
      <style:table-row-properties style:use-optimal-row-height="false"/>
    </style:style>
    <style:style style:name="TableCell36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67" style:parent-style-name="TableContents" style:family="paragraph">
      <style:paragraph-properties fo:text-align="center"/>
    </style:style>
    <style:style style:name="TableCell36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69" style:parent-style-name="TableContents" style:family="paragraph">
      <style:text-properties fo:language="it" fo:country="IT"/>
    </style:style>
    <style:style style:name="TableCell37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71" style:parent-style-name="zfr3q" style:family="paragraph">
      <style:paragraph-properties style:vertical-align="top" fo:margin-top="0in" fo:margin-bottom="0in" fo:margin-left="0.2083in" fo:text-indent="0in">
        <style:tab-stops>
          <style:tab-stop style:type="left" style:position="0.2916in"/>
        </style:tab-stops>
      </style:paragraph-properties>
    </style:style>
    <style:style style:name="T372" style:parent-style-name="Car.predefinitoparagrafo" style:family="text">
      <style:text-properties style:font-name="Lato" style:font-name-complex="Arial" fo:color="#212121" fo:font-size="11.5pt" style:font-size-asian="11.5pt" style:font-size-complex="11.5pt"/>
    </style:style>
    <style:style style:name="T373" style:parent-style-name="Car.predefinitoparagrafo" style:family="text">
      <style:text-properties style:font-name="Lato" style:font-name-complex="Arial" fo:color="#212121" fo:font-size="11.5pt" style:font-size-asian="11.5pt" style:font-size-complex="11.5pt"/>
    </style:style>
    <style:style style:name="T374" style:parent-style-name="Car.predefinitoparagrafo" style:family="text">
      <style:text-properties style:font-name="Lato" style:font-name-complex="Arial" fo:color="#212121" fo:font-size="11.5pt" style:font-size-asian="11.5pt" style:font-size-complex="11.5pt" fo:language="en" fo:country="GB"/>
    </style:style>
    <style:style style:name="T375" style:parent-style-name="Enfasicorsivo" style:family="text">
      <style:text-properties style:font-name="Lato" style:font-name-complex="Arial" fo:color="#212121" fo:font-size="11.5pt" style:font-size-asian="11.5pt" style:font-size-complex="11.5pt" fo:language="en" fo:country="GB"/>
    </style:style>
    <style:style style:name="T376" style:parent-style-name="Car.predefinitoparagrafo" style:family="text">
      <style:text-properties style:font-name="Lato" style:font-name-complex="Arial" fo:color="#212121" fo:font-size="11.5pt" style:font-size-asian="11.5pt" style:font-size-complex="11.5pt" fo:language="en" fo:country="GB"/>
    </style:style>
    <style:style style:name="P377" style:parent-style-name="zfr3q" style:family="paragraph">
      <style:paragraph-properties style:vertical-align="top" fo:margin-top="0in" fo:margin-bottom="0in" fo:margin-left="0.2083in" fo:text-indent="0in">
        <style:tab-stops>
          <style:tab-stop style:type="left" style:position="0.2916in"/>
        </style:tab-stops>
      </style:paragraph-properties>
    </style:style>
    <style:style style:name="T378" style:parent-style-name="Car.predefinitoparagrafo" style:family="text">
      <style:text-properties style:font-name="Lato" style:font-name-complex="Arial" fo:color="#212121" fo:font-size="11.5pt" style:font-size-asian="11.5pt" style:font-size-complex="11.5pt" fo:language="en" fo:country="GB"/>
    </style:style>
    <style:style style:name="T379" style:parent-style-name="Car.predefinitoparagrafo" style:family="text">
      <style:text-properties style:font-name="Lato" style:font-name-complex="Arial" fo:color="#212121" fo:font-size="11.5pt" style:font-size-asian="11.5pt" style:font-size-complex="11.5pt" fo:language="en" fo:country="GB"/>
    </style:style>
    <style:style style:name="T380" style:parent-style-name="Enfasicorsivo" style:family="text">
      <style:text-properties style:font-name="Lato" style:font-name-complex="Arial" fo:color="#212121" fo:font-size="11.5pt" style:font-size-asian="11.5pt" style:font-size-complex="11.5pt"/>
    </style:style>
    <style:style style:name="T381" style:parent-style-name="Car.predefinitoparagrafo" style:family="text">
      <style:text-properties style:font-name="Lato" style:font-name-complex="Arial" fo:color="#212121" fo:font-size="11.5pt" style:font-size-asian="11.5pt" style:font-size-complex="11.5pt"/>
    </style:style>
    <style:style style:name="P382" style:parent-style-name="zfr3q" style:family="paragraph">
      <style:paragraph-properties style:vertical-align="top" fo:margin-top="0in" fo:margin-bottom="0in" fo:margin-left="0.2083in" fo:text-indent="0in">
        <style:tab-stops>
          <style:tab-stop style:type="left" style:position="0.2916in"/>
        </style:tab-stops>
      </style:paragraph-properties>
    </style:style>
    <style:style style:name="T383" style:parent-style-name="Car.predefinitoparagrafo" style:family="text">
      <style:text-properties style:font-name="Lato" style:font-name-complex="Arial" fo:color="#212121" fo:font-size="11.5pt" style:font-size-asian="11.5pt" style:font-size-complex="11.5pt"/>
    </style:style>
    <style:style style:name="T384" style:parent-style-name="Car.predefinitoparagrafo" style:family="text">
      <style:text-properties style:font-name="Lato" style:font-name-complex="Arial" fo:color="#212121" fo:font-size="11.5pt" style:font-size-asian="11.5pt" style:font-size-complex="11.5pt" fo:language="en" fo:country="GB"/>
    </style:style>
    <style:style style:name="T385" style:parent-style-name="Car.predefinitoparagrafo" style:family="text">
      <style:text-properties style:font-name="Lato" style:font-name-complex="Arial" fo:color="#212121" fo:font-size="11.5pt" style:font-size-asian="11.5pt" style:font-size-complex="11.5pt" fo:language="en" fo:country="GB"/>
    </style:style>
    <style:style style:name="T386" style:parent-style-name="Enfasicorsivo" style:family="text">
      <style:text-properties style:font-name="Lato" style:font-name-complex="Arial" fo:color="#212121" fo:font-size="11.5pt" style:font-size-asian="11.5pt" style:font-size-complex="11.5pt" fo:language="en" fo:country="GB"/>
    </style:style>
    <style:style style:name="T387" style:parent-style-name="Car.predefinitoparagrafo" style:family="text">
      <style:text-properties style:font-name="Lato" style:font-name-complex="Arial" fo:color="#212121" fo:font-size="11.5pt" style:font-size-asian="11.5pt" style:font-size-complex="11.5pt" fo:language="en" fo:country="GB"/>
    </style:style>
    <style:style style:name="T388" style:parent-style-name="Car.predefinitoparagrafo" style:family="text">
      <style:text-properties style:font-name="Lato" style:font-name-complex="Arial" fo:color="#212121" fo:font-size="11.5pt" style:font-size-asian="11.5pt" style:font-size-complex="11.5pt"/>
    </style:style>
    <style:style style:name="P389" style:parent-style-name="zfr3q" style:family="paragraph">
      <style:paragraph-properties style:vertical-align="top" fo:margin-top="0in" fo:margin-bottom="0in" fo:margin-left="0.2083in" fo:text-indent="0in">
        <style:tab-stops>
          <style:tab-stop style:type="left" style:position="0.2916in"/>
        </style:tab-stops>
      </style:paragraph-properties>
    </style:style>
    <style:style style:name="T390" style:parent-style-name="Car.predefinitoparagrafo" style:family="text">
      <style:text-properties style:font-name="Lato" style:font-name-complex="Arial" fo:color="#212121" fo:font-size="11.5pt" style:font-size-asian="11.5pt" style:font-size-complex="11.5pt" fo:language="en" fo:country="GB"/>
    </style:style>
    <style:style style:name="T391" style:parent-style-name="Car.predefinitoparagrafo" style:family="text">
      <style:text-properties style:font-name="Lato" style:font-name-complex="Arial" fo:color="#212121" fo:font-size="11.5pt" style:font-size-asian="11.5pt" style:font-size-complex="11.5pt" fo:language="en" fo:country="GB"/>
    </style:style>
    <style:style style:name="T392" style:parent-style-name="Enfasicorsivo" style:family="text">
      <style:text-properties style:font-name="Lato" style:font-name-complex="Arial" fo:color="#212121" fo:font-size="11.5pt" style:font-size-asian="11.5pt" style:font-size-complex="11.5pt" fo:language="en" fo:country="GB"/>
    </style:style>
    <style:style style:name="T393" style:parent-style-name="Car.predefinitoparagrafo" style:family="text">
      <style:text-properties style:font-name="Lato" style:font-name-complex="Arial" fo:color="#212121" fo:font-size="11.5pt" style:font-size-asian="11.5pt" style:font-size-complex="11.5pt" fo:language="en" fo:country="GB"/>
    </style:style>
    <style:style style:name="T394" style:parent-style-name="Car.predefinitoparagrafo" style:family="text">
      <style:text-properties style:font-name="Lato" style:font-name-complex="Arial" fo:color="#212121" fo:font-size="11.5pt" style:font-size-asian="11.5pt" style:font-size-complex="11.5pt"/>
    </style:style>
    <style:style style:name="T395" style:parent-style-name="Car.predefinitoparagrafo" style:family="text">
      <style:text-properties style:font-name="Lato" style:font-name-complex="Arial" fo:color="#212121" fo:font-size="11.5pt" style:font-size-asian="11.5pt" style:font-size-complex="11.5pt"/>
    </style:style>
    <style:style style:name="P396" style:parent-style-name="zfr3q" style:family="paragraph">
      <style:paragraph-properties style:vertical-align="top" fo:margin-top="0in" fo:margin-bottom="0in" fo:margin-left="0.2083in" fo:text-indent="0in">
        <style:tab-stops>
          <style:tab-stop style:type="left" style:position="0.2916in"/>
        </style:tab-stops>
      </style:paragraph-properties>
    </style:style>
    <style:style style:name="T397" style:parent-style-name="Car.predefinitoparagrafo" style:family="text">
      <style:text-properties style:font-name="Lato" style:font-name-complex="Arial" fo:color="#212121" fo:font-size="11.5pt" style:font-size-asian="11.5pt" style:font-size-complex="11.5pt"/>
    </style:style>
    <style:style style:name="T398" style:parent-style-name="Car.predefinitoparagrafo" style:family="text">
      <style:text-properties style:font-name="Lato" style:font-name-complex="Arial" fo:color="#212121" fo:font-size="11.5pt" style:font-size-asian="11.5pt" style:font-size-complex="11.5pt" fo:language="en" fo:country="GB"/>
    </style:style>
    <style:style style:name="T399" style:parent-style-name="Enfasicorsivo" style:family="text">
      <style:text-properties style:font-name="Lato" style:font-name-complex="Arial" fo:color="#212121" fo:font-size="11.5pt" style:font-size-asian="11.5pt" style:font-size-complex="11.5pt"/>
    </style:style>
    <style:style style:name="T400" style:parent-style-name="Car.predefinitoparagrafo" style:family="text">
      <style:text-properties style:font-name="Lato" style:font-name-complex="Arial" fo:color="#212121" fo:font-size="11.5pt" style:font-size-asian="11.5pt" style:font-size-complex="11.5pt"/>
    </style:style>
    <style:style style:name="P401" style:parent-style-name="zfr3q" style:family="paragraph">
      <style:paragraph-properties style:vertical-align="top" fo:margin-top="0in" fo:margin-bottom="0in" fo:margin-left="0.2083in" fo:text-indent="0in">
        <style:tab-stops>
          <style:tab-stop style:type="left" style:position="0.2916in"/>
        </style:tab-stops>
      </style:paragraph-properties>
    </style:style>
    <style:style style:name="T402" style:parent-style-name="Car.predefinitoparagrafo" style:family="text">
      <style:text-properties style:font-name="Lato" style:font-name-complex="Arial" fo:color="#212121" fo:font-size="11.5pt" style:font-size-asian="11.5pt" style:font-size-complex="11.5pt" fo:language="en" fo:country="GB"/>
    </style:style>
    <style:style style:name="T403" style:parent-style-name="Car.predefinitoparagrafo" style:family="text">
      <style:text-properties style:font-name="Lato" style:font-name-complex="Arial" fo:color="#212121" fo:font-size="11.5pt" style:font-size-asian="11.5pt" style:font-size-complex="11.5pt" fo:language="en" fo:country="GB"/>
    </style:style>
    <style:style style:name="T404" style:parent-style-name="Enfasicorsivo" style:family="text">
      <style:text-properties style:font-name="Lato" style:font-name-complex="Arial" fo:color="#212121" fo:font-size="11.5pt" style:font-size-asian="11.5pt" style:font-size-complex="11.5pt" fo:language="en" fo:country="GB"/>
    </style:style>
    <style:style style:name="T405" style:parent-style-name="Car.predefinitoparagrafo" style:family="text">
      <style:text-properties style:font-name="Lato" style:font-name-complex="Arial" fo:color="#212121" fo:font-size="11.5pt" style:font-size-asian="11.5pt" style:font-size-complex="11.5pt" fo:language="en" fo:country="GB"/>
    </style:style>
    <style:style style:name="P406" style:parent-style-name="zfr3q" style:family="paragraph">
      <style:paragraph-properties style:vertical-align="top" fo:margin-top="0in" fo:margin-bottom="0in" fo:margin-left="0.2083in" fo:text-indent="0in">
        <style:tab-stops>
          <style:tab-stop style:type="left" style:position="0.2916in"/>
        </style:tab-stops>
      </style:paragraph-properties>
    </style:style>
    <style:style style:name="T407" style:parent-style-name="Car.predefinitoparagrafo" style:family="text">
      <style:text-properties style:font-name="Lato" style:font-name-complex="Arial" fo:color="#212121" fo:font-size="11.5pt" style:font-size-asian="11.5pt" style:font-size-complex="11.5pt" fo:language="en" fo:country="GB"/>
    </style:style>
    <style:style style:name="T408" style:parent-style-name="Car.predefinitoparagrafo" style:family="text">
      <style:text-properties style:font-name="Lato" style:font-name-complex="Arial" fo:color="#212121" fo:font-size="11.5pt" style:font-size-asian="11.5pt" style:font-size-complex="11.5pt" fo:language="en" fo:country="GB"/>
    </style:style>
    <style:style style:name="T409" style:parent-style-name="Enfasicorsivo" style:family="text">
      <style:text-properties style:font-name="Lato" style:font-name-complex="Arial" fo:color="#212121" fo:font-size="11.5pt" style:font-size-asian="11.5pt" style:font-size-complex="11.5pt" fo:language="en" fo:country="GB"/>
    </style:style>
    <style:style style:name="T410" style:parent-style-name="Car.predefinitoparagrafo" style:family="text">
      <style:text-properties style:font-name="Lato" style:font-name-complex="Arial" fo:color="#212121" fo:font-size="11.5pt" style:font-size-asian="11.5pt" style:font-size-complex="11.5pt" fo:language="en" fo:country="GB"/>
    </style:style>
    <style:style style:name="P411" style:parent-style-name="zfr3q" style:family="paragraph">
      <style:paragraph-properties style:vertical-align="top" fo:margin-top="0in" fo:margin-bottom="0in" fo:margin-left="0.2083in" fo:text-indent="0in">
        <style:tab-stops>
          <style:tab-stop style:type="left" style:position="0.2916in"/>
        </style:tab-stops>
      </style:paragraph-properties>
    </style:style>
    <style:style style:name="T412" style:parent-style-name="Car.predefinitoparagrafo" style:family="text">
      <style:text-properties style:font-name="Lato" style:font-name-complex="Arial" fo:color="#212121" fo:font-size="11.5pt" style:font-size-asian="11.5pt" style:font-size-complex="11.5pt" fo:language="en" fo:country="GB"/>
    </style:style>
    <style:style style:name="T413" style:parent-style-name="Car.predefinitoparagrafo" style:family="text">
      <style:text-properties style:font-name="Lato" style:font-name-complex="Arial" fo:color="#212121" fo:font-size="11.5pt" style:font-size-asian="11.5pt" style:font-size-complex="11.5pt" fo:language="en" fo:country="GB"/>
    </style:style>
    <style:style style:name="T414" style:parent-style-name="Car.predefinitoparagrafo" style:family="text">
      <style:text-properties style:font-name="Lato" style:font-name-complex="Arial" fo:color="#212121" fo:font-size="11.5pt" style:font-size-asian="11.5pt" style:font-size-complex="11.5pt"/>
    </style:style>
    <style:style style:name="T415" style:parent-style-name="Enfasicorsivo" style:family="text">
      <style:text-properties style:font-name="Lato" style:font-name-complex="Arial" fo:color="#212121" fo:font-size="11.5pt" style:font-size-asian="11.5pt" style:font-size-complex="11.5pt"/>
    </style:style>
    <style:style style:name="T416" style:parent-style-name="Car.predefinitoparagrafo" style:family="text">
      <style:text-properties style:font-name="Lato" style:font-name-complex="Arial" fo:color="#212121" fo:font-size="11.5pt" style:font-size-asian="11.5pt" style:font-size-complex="11.5pt"/>
    </style:style>
    <style:style style:name="P417" style:parent-style-name="zfr3q" style:family="paragraph">
      <style:paragraph-properties style:vertical-align="top" fo:margin-top="0in" fo:margin-bottom="0in" fo:margin-left="0.2083in" fo:text-indent="0in">
        <style:tab-stops>
          <style:tab-stop style:type="left" style:position="0.2916in"/>
        </style:tab-stops>
      </style:paragraph-properties>
    </style:style>
    <style:style style:name="T418" style:parent-style-name="Car.predefinitoparagrafo" style:family="text">
      <style:text-properties style:font-name="Lato" style:font-name-complex="Arial" fo:color="#212121" fo:font-size="11.5pt" style:font-size-asian="11.5pt" style:font-size-complex="11.5pt" fo:language="en" fo:country="GB"/>
    </style:style>
    <style:style style:name="T419" style:parent-style-name="Enfasicorsivo" style:family="text">
      <style:text-properties style:font-name="Lato" style:font-name-complex="Arial" fo:color="#212121" fo:font-size="11.5pt" style:font-size-asian="11.5pt" style:font-size-complex="11.5pt"/>
    </style:style>
    <style:style style:name="T420" style:parent-style-name="Enfasicorsivo" style:family="text">
      <style:text-properties style:font-name="Lato" style:font-name-complex="Arial" fo:color="#212121" fo:font-size="11.5pt" style:font-size-asian="11.5pt" style:font-size-complex="11.5pt"/>
    </style:style>
    <style:style style:name="T421" style:parent-style-name="Car.predefinitoparagrafo" style:family="text">
      <style:text-properties style:font-name="Lato" style:font-name-complex="Arial" fo:color="#212121" fo:font-size="11.5pt" style:font-size-asian="11.5pt" style:font-size-complex="11.5pt"/>
    </style:style>
    <style:style style:name="P422" style:parent-style-name="zfr3q" style:family="paragraph">
      <style:paragraph-properties style:vertical-align="top" fo:margin-top="0in" fo:margin-bottom="0in" fo:margin-left="0.2083in" fo:text-indent="0in">
        <style:tab-stops>
          <style:tab-stop style:type="left" style:position="0.2916in"/>
        </style:tab-stops>
      </style:paragraph-properties>
    </style:style>
    <style:style style:name="T423" style:parent-style-name="Car.predefinitoparagrafo" style:family="text">
      <style:text-properties style:font-name="Lato" style:font-name-complex="Arial" fo:color="#212121" fo:font-size="11.5pt" style:font-size-asian="11.5pt" style:font-size-complex="11.5pt"/>
    </style:style>
    <style:style style:name="T424" style:parent-style-name="Car.predefinitoparagrafo" style:family="text">
      <style:text-properties style:font-name="Lato" style:font-name-complex="Arial" fo:color="#212121" fo:font-size="11.5pt" style:font-size-asian="11.5pt" style:font-size-complex="11.5pt" fo:language="en" fo:country="GB"/>
    </style:style>
    <style:style style:name="T425" style:parent-style-name="Enfasicorsivo" style:family="text">
      <style:text-properties style:font-name="Lato" style:font-name-complex="Arial" fo:color="#212121" fo:font-size="11.5pt" style:font-size-asian="11.5pt" style:font-size-complex="11.5pt" fo:language="en" fo:country="GB"/>
    </style:style>
    <style:style style:name="T426" style:parent-style-name="Enfasicorsivo" style:family="text">
      <style:text-properties style:font-name="Lato" style:font-name-complex="Arial" fo:color="#212121" fo:font-size="11.5pt" style:font-size-asian="11.5pt" style:font-size-complex="11.5pt" fo:language="en" fo:country="GB"/>
    </style:style>
    <style:style style:name="T427" style:parent-style-name="Car.predefinitoparagrafo" style:family="text">
      <style:text-properties style:font-name="Lato" style:font-name-complex="Arial" fo:color="#212121" fo:font-size="11.5pt" style:font-size-asian="11.5pt" style:font-size-complex="11.5pt" fo:language="en" fo:country="GB"/>
    </style:style>
    <style:style style:name="P428" style:parent-style-name="zfr3q" style:family="paragraph">
      <style:paragraph-properties style:vertical-align="top" fo:margin-top="0in" fo:margin-bottom="0in" fo:margin-left="0.2083in" fo:text-indent="0in">
        <style:tab-stops>
          <style:tab-stop style:type="left" style:position="0.2916in"/>
        </style:tab-stops>
      </style:paragraph-properties>
    </style:style>
    <style:style style:name="T429" style:parent-style-name="Car.predefinitoparagrafo" style:family="text">
      <style:text-properties style:font-name="Lato" style:font-name-complex="Arial" fo:color="#212121" fo:font-size="11.5pt" style:font-size-asian="11.5pt" style:font-size-complex="11.5pt" fo:language="en" fo:country="GB"/>
    </style:style>
    <style:style style:name="T430" style:parent-style-name="Enfasicorsivo" style:family="text">
      <style:text-properties style:font-name="Lato" style:font-name-complex="Arial" fo:color="#212121" fo:font-size="11.5pt" style:font-size-asian="11.5pt" style:font-size-complex="11.5pt" fo:language="en" fo:country="GB"/>
    </style:style>
    <style:style style:name="T431" style:parent-style-name="Car.predefinitoparagrafo" style:family="text">
      <style:text-properties style:font-name="Lato" style:font-name-complex="Arial" fo:color="#212121" fo:font-size="11.5pt" style:font-size-asian="11.5pt" style:font-size-complex="11.5pt" fo:language="en" fo:country="GB"/>
    </style:style>
    <style:style style:name="T432" style:parent-style-name="Car.predefinitoparagrafo" style:family="text">
      <style:text-properties style:font-name="Lato" style:font-name-complex="Arial" fo:color="#212121" fo:font-size="11.5pt" style:font-size-asian="11.5pt" style:font-size-complex="11.5pt" fo:language="en" fo:country="GB"/>
    </style:style>
    <style:style style:name="T433" style:parent-style-name="Car.predefinitoparagrafo" style:family="text">
      <style:text-properties style:font-name="Lato" style:font-name-complex="Arial" fo:color="#212121" fo:font-size="11.5pt" style:font-size-asian="11.5pt" style:font-size-complex="11.5pt"/>
    </style:style>
    <style:style style:name="P434" style:parent-style-name="zfr3q" style:family="paragraph">
      <style:paragraph-properties style:vertical-align="top" fo:margin-top="0in" fo:margin-bottom="0in" fo:margin-left="0.2083in" fo:text-indent="0in">
        <style:tab-stops>
          <style:tab-stop style:type="left" style:position="0.2916in"/>
        </style:tab-stops>
      </style:paragraph-properties>
    </style:style>
    <style:style style:name="T435" style:parent-style-name="Car.predefinitoparagrafo" style:family="text">
      <style:text-properties style:font-name="Lato" style:font-name-complex="Arial" fo:color="#212121" fo:font-size="11.5pt" style:font-size-asian="11.5pt" style:font-size-complex="11.5pt" fo:language="en" fo:country="GB"/>
    </style:style>
    <style:style style:name="T436" style:parent-style-name="Enfasicorsivo" style:family="text">
      <style:text-properties style:font-name="Lato" style:font-name-complex="Arial" fo:color="#212121" fo:font-size="11.5pt" style:font-size-asian="11.5pt" style:font-size-complex="11.5pt" fo:language="en" fo:country="GB"/>
    </style:style>
    <style:style style:name="T437" style:parent-style-name="Car.predefinitoparagrafo" style:family="text">
      <style:text-properties style:font-name="Lato" style:font-name-complex="Arial" fo:color="#212121" fo:font-size="11.5pt" style:font-size-asian="11.5pt" style:font-size-complex="11.5pt" fo:language="en" fo:country="GB"/>
    </style:style>
    <style:style style:name="T438" style:parent-style-name="Car.predefinitoparagrafo" style:family="text">
      <style:text-properties style:font-name="Lato" style:font-name-complex="Arial" fo:color="#212121" fo:font-size="11.5pt" style:font-size-asian="11.5pt" style:font-size-complex="11.5pt"/>
    </style:style>
    <style:style style:name="T439" style:parent-style-name="Car.predefinitoparagrafo" style:family="text">
      <style:text-properties style:font-name="Lato" style:font-name-complex="Arial" fo:color="#212121" fo:font-size="11.5pt" style:font-size-asian="11.5pt" style:font-size-complex="11.5pt"/>
    </style:style>
    <style:style style:name="P440" style:parent-style-name="zfr3q" style:family="paragraph">
      <style:paragraph-properties style:vertical-align="top" fo:margin-top="0in" fo:margin-bottom="0in" fo:margin-left="0.2083in" fo:text-indent="0in">
        <style:tab-stops>
          <style:tab-stop style:type="left" style:position="0.2916in"/>
        </style:tab-stops>
      </style:paragraph-properties>
    </style:style>
    <style:style style:name="T441" style:parent-style-name="Car.predefinitoparagrafo" style:family="text">
      <style:text-properties style:font-name="Lato" style:font-name-complex="Arial" fo:color="#212121" fo:font-size="11.5pt" style:font-size-asian="11.5pt" style:font-size-complex="11.5pt" fo:language="en" fo:country="GB"/>
    </style:style>
    <style:style style:name="T442" style:parent-style-name="Enfasicorsivo" style:family="text">
      <style:text-properties style:font-name="Lato" style:font-name-complex="Arial" fo:color="#212121" fo:font-size="11.5pt" style:font-size-asian="11.5pt" style:font-size-complex="11.5pt" fo:language="en" fo:country="GB"/>
    </style:style>
    <style:style style:name="T443" style:parent-style-name="Car.predefinitoparagrafo" style:family="text">
      <style:text-properties style:font-name="Lato" style:font-name-complex="Arial" fo:color="#212121" fo:font-size="11.5pt" style:font-size-asian="11.5pt" style:font-size-complex="11.5pt" fo:language="en" fo:country="GB"/>
    </style:style>
    <style:style style:name="P444" style:parent-style-name="Textbody" style:family="paragraph">
      <style:text-properties fo:language="en" fo:country="GB"/>
    </style:style>
  </office:automatic-styles>
  <office:body>
    <office:text text:use-soft-page-breaks="true">
      <text:p text:style-name="P1"><text:span text:style-name="T2"><text:s/></text:span><text:span text:style-name="T3"><text:tab/></text:span><text:span text:style-name="T4">PRELEARN: Prerequisite RElation LEARNing</text:span></text:p>
      <text:p text:style-name="Textbody"/>
      <text:p text:style-name="P5"/>
      <text:p text:style-name="P6"/>
      <text:p text:style-name="P7"/>
      <text:p text:style-name="P8">User Requirements Specification Document</text:p>
      <text:p text:style-name="P9">DIBRIS – Università di Genova. Scuola Politecnica, Corso di Ingegneria del Software 80154</text:p>
      <text:p text:style-name="P10"/>
      <text:p text:style-name="P11"/>
      <text:p text:style-name="P12"/>
      <text:p text:style-name="P13"/>
      <text:p text:style-name="P14">DATA <text:s text:c="8"/>: 2020-04-24</text:p>
      <text:p text:style-name="P15">VERSION : 3</text:p>
      <text:p text:style-name="P16"/>
      <text:p text:style-name="P17"/>
      <text:p text:style-name="P18"/>
      <text:p text:style-name="P19"><text:s text:c="2"/>Autori <text:s text:c="3"/></text:p>
      <text:p text:style-name="P20">Parizzi Andrea</text:p>
      <text:p text:style-name="P21">Moggio Alessio</text:p>
      <text:p text:style-name="P22"/>
      <text:p text:style-name="P23">REVISION HISTORY</text:p>
      <table:table table:style-name="Table24">
        <table:table-columns>
          <table:table-column table:style-name="TableColumn25"/>
          <table:table-column table:style-name="TableColumn26"/>
          <table:table-column table:style-name="TableColumn27"/>
          <table:table-column table:style-name="TableColumn28"/>
        </table:table-columns>
        <table:table-row table:style-name="TableRow29">
          <table:table-cell table:style-name="TableCell30">
            <text:p text:style-name="TableContents">Versione</text:p>
          </table:table-cell>
          <table:table-cell table:style-name="TableCell31">
            <text:p text:style-name="TableContents">Data</text:p>
          </table:table-cell>
          <table:table-cell table:style-name="TableCell32">
            <text:p text:style-name="TableContents">Autori</text:p>
          </table:table-cell>
          <table:table-cell table:style-name="TableCell33">
            <text:p text:style-name="TableContents">Note</text:p>
          </table:table-cell>
        </table:table-row>
        <table:table-row table:style-name="TableRow34">
          <table:table-cell table:style-name="TableCell35">
            <text:p text:style-name="TableContents">1.0</text:p>
          </table:table-cell>
          <table:table-cell table:style-name="TableCell36">
            <text:p text:style-name="TableContents">2020-4-9</text:p>
          </table:table-cell>
          <table:table-cell table:style-name="TableCell37">
            <text:p text:style-name="TableContents">Parizzi, Moggio</text:p>
          </table:table-cell>
          <table:table-cell table:style-name="TableCell38">
            <text:p text:style-name="TableContents">Prima esposizione dei requisiti.</text:p>
          </table:table-cell>
        </table:table-row>
        <table:table-row table:style-name="TableRow39">
          <table:table-cell table:style-name="TableCell40">
            <text:p text:style-name="TableContents">2.0</text:p>
          </table:table-cell>
          <table:table-cell table:style-name="TableCell41">
            <text:p text:style-name="TableContents">2020-4-13</text:p>
          </table:table-cell>
          <table:table-cell table:style-name="TableCell42">
            <text:p text:style-name="TableContents">Parizzi, Moggio</text:p>
          </table:table-cell>
          <table:table-cell table:style-name="TableCell43">
            <text:p text:style-name="TableContents">Aggiunta requisiti mancanti</text:p>
          </table:table-cell>
        </table:table-row>
        <table:table-row table:style-name="TableRow44">
          <table:table-cell table:style-name="TableCell45">
            <text:p text:style-name="TableContents">3.0</text:p>
          </table:table-cell>
          <table:table-cell table:style-name="TableCell46">
            <text:p text:style-name="TableContents">2020-4-24</text:p>
          </table:table-cell>
          <table:table-cell table:style-name="TableCell47">
            <text:p text:style-name="TableContents">Parizzi, Moggio</text:p>
          </table:table-cell>
          <table:table-cell table:style-name="TableCell48">
            <text:p text:style-name="P49">Aggiunta modulo input<text:s/>e modulo<text:s/>output</text:p>
          </table:table-cell>
        </table:table-row>
        <table:table-row table:style-name="TableRow50">
          <table:table-cell table:style-name="TableCell51">
            <text:p text:style-name="P52"/>
          </table:table-cell>
          <table:table-cell table:style-name="TableCell53">
            <text:p text:style-name="P54"/>
          </table:table-cell>
          <table:table-cell table:style-name="TableCell55">
            <text:p text:style-name="P56"/>
          </table:table-cell>
          <table:table-cell table:style-name="TableCell57">
            <text:p text:style-name="P58"/>
          </table:table-cell>
        </table:table-row>
      </table:table>
      <text:p text:style-name="P59"/>
      <text:p text:style-name="P60"/>
      <text:p text:style-name="P61"/>
      <text:table-of-content text:name="_TOC0">
        <text:table-of-content-source text:outline-level="9" text:use-outline-level="true" text:use-index-marks="true" text:use-index-source-styles="false" text:index-scope="document">
          <text:table-of-content-entry-template text:outline-level="1" text:style-name="Normale">
            <text:index-entry-link-start/>
            <text:index-entry-text/>
            <text:index-entry-tab-stop style:leader-char="." style:type="right"/>
            <text:index-entry-page-number/>
            <text:index-entry-link-end/>
          </text:table-of-content-entry-template>
          <text:table-of-content-entry-template text:outline-level="2" text:style-name="Normale">
            <text:index-entry-link-start/>
            <text:index-entry-text/>
            <text:index-entry-tab-stop style:leader-char="." style:type="right"/>
            <text:index-entry-page-number/>
            <text:index-entry-link-end/>
          </text:table-of-content-entry-template>
          <text:table-of-content-entry-template text:outline-level="3" text:style-name="Normale">
            <text:index-entry-link-start/>
            <text:index-entry-text/>
            <text:index-entry-tab-stop style:leader-char="." style:type="right"/>
            <text:index-entry-page-number/>
            <text:index-entry-link-end/>
          </text:table-of-content-entry-template>
          <text:table-of-content-entry-template text:outline-level="4" text:style-name="Normale">
            <text:index-entry-link-start/>
            <text:index-entry-text/>
            <text:index-entry-tab-stop style:leader-char="." style:type="right"/>
            <text:index-entry-page-number/>
            <text:index-entry-link-end/>
          </text:table-of-content-entry-template>
          <text:table-of-content-entry-template text:outline-level="5" text:style-name="Normale">
            <text:index-entry-link-start/>
            <text:index-entry-text/>
            <text:index-entry-tab-stop style:leader-char="." style:type="right"/>
            <text:index-entry-page-number/>
            <text:index-entry-link-end/>
          </text:table-of-content-entry-template>
          <text:table-of-content-entry-template text:outline-level="6" text:style-name="Normale">
            <text:index-entry-link-start/>
            <text:index-entry-text/>
            <text:index-entry-tab-stop style:leader-char="." style:type="right"/>
            <text:index-entry-page-number/>
            <text:index-entry-link-end/>
          </text:table-of-content-entry-template>
          <text:table-of-content-entry-template text:outline-level="7" text:style-name="Normale">
            <text:index-entry-link-start/>
            <text:index-entry-text/>
            <text:index-entry-tab-stop style:leader-char="." style:type="right"/>
            <text:index-entry-page-number/>
            <text:index-entry-link-end/>
          </text:table-of-content-entry-template>
          <text:table-of-content-entry-template text:outline-level="8" text:style-name="Normale">
            <text:index-entry-link-start/>
            <text:index-entry-text/>
            <text:index-entry-tab-stop style:leader-char="." style:type="right"/>
            <text:index-entry-page-number/>
            <text:index-entry-link-end/>
          </text:table-of-content-entry-template>
          <text:table-of-content-entry-template text:outline-level="9" text:style-name="Normale">
            <text:index-entry-link-start/>
            <text:index-entry-text/>
            <text:index-entry-tab-stop style:leader-char="." style:type="right"/>
            <text:index-entry-page-number/>
            <text:index-entry-link-end/>
          </text:table-of-content-entry-template>
        </text:table-of-content-source>
        <text:index-body>
          <text:p text:style-name="P62">Indice dei Contenuti</text:p>
          <text:p text:style-name="Contents1"><text:span text:style-name="BulletSymbols">1</text:span><text:a xlink:href="#__RefHeading___Toc106_1667604106" office:target-frame-name="_top" xlink:show="replace">1Introduzione<text:tab/>3</text:a></text:p>
          <text:p text:style-name="Contents2"><text:a xlink:href="#__RefHeading___Toc108_1667604106" office:target-frame-name="_top" xlink:show="replace">1.1Scopo del Documento<text:tab/>3</text:a></text:p>
          <text:p text:style-name="Contents2"><text:a xlink:href="#__RefHeading___Toc110_1667604106" office:target-frame-name="_top" xlink:show="replace">1.2Ambito Applicativo del Documento<text:tab/>3</text:a></text:p>
          <text:p text:style-name="Contents2"><text:a xlink:href="#__RefHeading___Toc112_1667604106" office:target-frame-name="_top" xlink:show="replace">1.3Definizioni e Acronimi<text:tab/>3</text:a></text:p>
          <text:p text:style-name="Contents2"><text:a xlink:href="#__RefHeading___Toc114_1667604106" office:target-frame-name="_top" xlink:show="replace">1.4Bibliografia<text:tab/>3</text:a></text:p>
          <text:p text:style-name="Contents1"><text:span text:style-name="BulletSymbols">2</text:span><text:a xlink:href="#__RefHeading___Toc222_1667604106" office:target-frame-name="_top" xlink:show="replace">2Descrizione Generale del Sistema<text:tab/>4</text:a></text:p>
          <text:p text:style-name="Contents2"><text:a xlink:href="#__RefHeading___Toc224_1667604106" office:target-frame-name="_top" xlink:show="replace">2.1Contesto e Motivazioni<text:tab/>4</text:a></text:p>
          <text:p text:style-name="Contents2"><text:a xlink:href="#__RefHeading___Toc226_1667604106" office:target-frame-name="_top" xlink:show="replace">2.2Obiettivo del progetto<text:tab/>4</text:a></text:p>
          <text:p text:style-name="Contents2"><text:a xlink:href="#__RefHeading___Toc228_1667604106" office:target-frame-name="_top" xlink:show="replace">2.3Utenti<text:tab/>4</text:a></text:p>
          <text:p text:style-name="Contents1"><text:span text:style-name="BulletSymbols">3</text:span><text:a xlink:href="#__RefHeading___Toc230_1667604106" office:target-frame-name="_top" xlink:show="replace">3User Requirement<text:tab/>5</text:a></text:p>
        </text:index-body>
      </text:table-of-content>
      <text:p text:style-name="Textbody"/>
      <text:p text:style-name="P63"/>
      <text:p text:style-name="P64"/>
      <text:p text:style-name="P65"/>
      <text:p text:style-name="P66"/>
      <text:p text:style-name="P67"/>
      <text:p text:style-name="P68"/>
      <text:p text:style-name="P69"/>
      <text:p text:style-name="P70"/>
      <text:p text:style-name="P71"/>
      <text:p text:style-name="P72"/>
      <text:p text:style-name="P73"/>
      <text:p text:style-name="P74"/>
      <text:p text:style-name="P75"/>
      <text:p text:style-name="P76"/>
      <text:p text:style-name="P77"/>
      <text:p text:style-name="P78"/>
      <text:p text:style-name="P79"/>
      <text:p text:style-name="P80"/>
      <text:p text:style-name="P81"/>
      <text:p text:style-name="P82"/>
      <text:p text:style-name="P83"/>
      <text:h text:style-name="Titolo1" text:outline-level="1"><text:bookmark-start text:name="__RefHeading___Toc106_1667604106"/><text:soft-page-break/>Introduzione<text:bookmark-end text:name="__RefHeading___Toc106_1667604106"/></text:h>
      <text:h text:style-name="Titolo2" text:outline-level="2"><text:bookmark-start text:name="__RefHeading___Toc108_1667604106"/>Scopo del Documento<text:bookmark-end text:name="__RefHeading___Toc108_1667604106"/></text:h>
      <text:p text:style-name="P84">Questo documento si prefigge di identificare gli input e output del processo<text:s/>richiesto. Esplicitare tutti i parametri che è possibile prestabilire nella realizzazione del processo. Descrivere funzionalmente ad alto livello cosa il software deve eseguire sui dati e quale metriche si vuole il software soddisfi.</text:p>
      <text:h text:style-name="Titolo2" text:outline-level="2">Overview del documento</text:h>
      <text:p text:style-name="P85">Nella prima parte verranno descritti gli eventuali acronimi e definiti i termini relativi al processo. A questi segue bibliografia della documentazione fornita dal cliente riguardo l’ambito del progetto. Nella parte finale sono invece esposti i requisiti<text:s/>funzionali richiesti concordati.</text:p>
      <text:h text:style-name="Titolo2" text:outline-level="2"><text:bookmark-start text:name="__RefHeading___Toc112_1667604106"/>Definizioni e Acronimi<text:bookmark-end text:name="__RefHeading___Toc112_1667604106"/></text:h>
      <table:table table:style-name="Table86">
        <table:table-columns>
          <table:table-column table:style-name="TableColumn87"/>
          <table:table-column table:style-name="TableColumn88"/>
        </table:table-columns>
        <table:table-row table:style-name="TableRow89">
          <table:table-cell table:style-name="TableCell90">
            <text:p text:style-name="P91">Acronimo-Nome</text:p>
          </table:table-cell>
          <table:table-cell table:style-name="TableCell92">
            <text:p text:style-name="P93">Definizione</text:p>
          </table:table-cell>
        </table:table-row>
        <table:table-row table:style-name="TableRow94">
          <table:table-cell table:style-name="TableCell95">
            <text:p text:style-name="TableContents">Concetto</text:p>
          </table:table-cell>
          <table:table-cell table:style-name="TableCell96">
            <text:p text:style-name="P97">Pagina Wikipedia, identificata da un URL</text:p>
          </table:table-cell>
        </table:table-row>
        <table:table-row table:style-name="TableRow98">
          <table:table-cell table:style-name="TableCell99">
            <text:p text:style-name="TableContents">Input</text:p>
          </table:table-cell>
          <table:table-cell table:style-name="TableCell100">
            <text:p text:style-name="P101">Insieme degli asset digitali forniti dal cliente e processati dal programma, 1 per concetto</text:p>
          </table:table-cell>
        </table:table-row>
        <table:table-row table:style-name="TableRow102">
          <table:table-cell table:style-name="TableCell103">
            <text:p text:style-name="TableContents">Output</text:p>
          </table:table-cell>
          <table:table-cell table:style-name="TableCell104">
            <text:p text:style-name="P105">Insieme dei<text:s/>File e/o requisiti di grafica che devono essere prodotti da un algoritmo, 1 per concetto</text:p>
          </table:table-cell>
        </table:table-row>
        <table:table-row table:style-name="TableRow106">
          <table:table-cell table:style-name="TableCell107">
            <text:p text:style-name="P108">baseline</text:p>
          </table:table-cell>
          <table:table-cell table:style-name="TableCell109">
            <text:p text:style-name="P110">Un primo algoritmo, semplice (e.g. basato su Ref-D?)</text:p>
          </table:table-cell>
        </table:table-row>
        <table:table-row table:style-name="TableRow111">
          <table:table-cell table:style-name="TableCell112">
            <text:p text:style-name="P113">modello</text:p>
          </table:table-cell>
          <table:table-cell table:style-name="TableCell114">
            <text:p text:style-name="P115">Un secondo algoritmo, più performante</text:p>
          </table:table-cell>
        </table:table-row>
        <table:table-row table:style-name="TableRow116">
          <table:table-cell table:style-name="TableCell117">
            <text:p text:style-name="P118">Configurazione</text:p>
          </table:table-cell>
          <table:table-cell table:style-name="TableCell119">
            <text:p text:style-name="P120">Insieme di valori che modificano le performance di un modello senza modificarne la struttura</text:p>
          </table:table-cell>
        </table:table-row>
        <table:table-row table:style-name="TableRow121">
          <table:table-cell table:style-name="TableCell122">
            <text:p text:style-name="P123">Desiderata</text:p>
          </table:table-cell>
          <table:table-cell table:style-name="TableCell124">
            <text:p text:style-name="P125">Insieme di file forniti dal cliente che definiscono l’output voluto</text:p>
          </table:table-cell>
        </table:table-row>
        <table:table-row table:style-name="TableRow126">
          <table:table-cell table:style-name="TableCell127">
            <text:p text:style-name="P128">Dominio</text:p>
          </table:table-cell>
          <table:table-cell table:style-name="TableCell129">
            <text:p text:style-name="P130">Sottoinsieme dei concetti.</text:p>
          </table:table-cell>
        </table:table-row>
        <table:table-row table:style-name="TableRow131">
          <table:table-cell table:style-name="TableCell132">
            <text:p text:style-name="P133">Test</text:p>
          </table:table-cell>
          <table:table-cell table:style-name="TableCell134">
            <text:p text:style-name="P135">Input su cui calcolare performance finali a giugno</text:p>
          </table:table-cell>
        </table:table-row>
        <table:table-row table:style-name="TableRow136">
          <table:table-cell table:style-name="TableCell137">
            <text:p text:style-name="P138">Performance</text:p>
          </table:table-cell>
          <table:table-cell table:style-name="TableCell139">
            <text:p text:style-name="P140">L’insieme dei 4<text:s/>valori: “accuracy”, “f-score”, “precision” e “recall”.</text:p>
          </table:table-cell>
        </table:table-row>
      </table:table>
      <text:p text:style-name="P141"/>
      <text:h text:style-name="Titolo2" text:outline-level="2"><text:bookmark-start text:name="__RefHeading___Toc114_1667604106"/>Bibliografia<text:bookmark-end text:name="__RefHeading___Toc114_1667604106"/></text:h>
      <text:p text:style-name="Textbody"/>
      <text:p text:style-name="Textbody"><text:span text:style-name="T142">CrowdComp</text:span><text:span text:style-name="T143"><text:s/>(</text:span><text:a xlink:href="https://www.google.com/url?q=https%3A%2F%2Fwww.aclweb.org%2Fanthology%2FW12-2037.pdf&amp;sa=D&amp;sntz=1&amp;usg=AFQjCNGpxyZ5nqu6Op24dwpsT2c-A7sc_Q" office:target-frame-name="_top" xlink:show="replace"><text:span text:style-name="T144">Talukdar and Cohen</text:span></text:a><text:a xlink:href="https://www.google.com/url?q=https%3A%2F%2Fwww.aclweb.org%2Fanthology%2FW12-2037.pdf&amp;sa=D&amp;sntz=1&amp;usg=AFQjCNGpxyZ5nqu6Op24dwpsT2c-A7sc_Q" office:target-frame-name="_top" xlink:show="replace"><text:span text:style-name="T145"><text:s/></text:span></text:a><text:a xlink:href="https://www.google.com/url?q=https%3A%2F%2Fwww.aclweb.org%2Fanthology%2FW12-2037.pdf&amp;sa=D&amp;sntz=1&amp;usg=AFQjCNGpxyZ5nqu6Op24dwpsT2c-A7sc_Q" office:target-frame-name="_top" xlink:show="replace"><text:span text:style-name="T146">2012</text:span></text:a><text:span text:style-name="T147">)</text:span></text:p>
      <text:p text:style-name="Textbody"><text:span text:style-name="T148">Ref-D</text:span><text:span text:style-name="T149"><text:s/>(</text:span><text:a xlink:href="https://www.google.com/url?q=https%3A%2F%2Fwww.aclweb.org%2Fanthology%2FD15-1193.pdf&amp;sa=D&amp;sntz=1&amp;usg=AFQjCNGttfLbNp-JhEe-oI6cQC-TLdq4og" office:target-frame-name="_top" xlink:show="replace"><text:span text:style-name="T150">Liang et al. 2015</text:span></text:a><text:span text:style-name="T151">)</text:span></text:p>
      <text:p text:style-name="Textbody"><text:span text:style-name="T152">Burst</text:span><text:span text:style-name="T153"><text:s/>(</text:span><text:a xlink:href="https://www.google.com/url?q=https%3A%2F%2Flink.springer.com%2Fchapter%2F10.1007%2F978-3-030-23204-7_1&amp;sa=D&amp;sntz=1&amp;usg=AFQjCNFCYRmpYqLGkeWzNj00I6F0F3Up9w" office:target-frame-name="_top" xlink:show="replace"><text:span text:style-name="T154">Adorni et al. 2019</text:span></text:a><text:span text:style-name="T155">)</text:span></text:p>
      <text:p text:style-name="Textbody"><text:span text:style-name="T156">Ita-Prereq</text:span><text:span text:style-name="T157"><text:s/>(</text:span><text:a xlink:href="https://www.google.com/url?q=https%3A%2F%2Fwww.aclweb.org%2Fanthology%2FW19-4430.pdf&amp;sa=D&amp;sntz=1&amp;usg=AFQjCNHSjlyZAzMBBKSeOVKNFmkOxFOHYg" office:target-frame-name="_top" xlink:show="replace"><text:span text:style-name="T158">Miaschi et al. 2019</text:span></text:a><text:span text:style-name="T159">)</text:span></text:p>
      <text:p text:style-name="Textbody"><text:span text:style-name="T160">Cfr Allegato1</text:span></text:p>
      <text:p text:style-name="P161"/>
      <text:p text:style-name="P162"><text:bookmark-start text:name="__RefHeading___Toc116_1667604106"/><text:bookmark-end text:name="__RefHeading___Toc116_1667604106"/></text:p>
      <text:h text:style-name="Titolo1" text:outline-level="1"><text:bookmark-start text:name="__RefHeading___Toc222_1667604106"/><text:soft-page-break/>Descrizione Generale del Sistema<text:bookmark-end text:name="__RefHeading___Toc222_1667604106"/></text:h>
      <text:p text:style-name="Standard"/>
      <text:p text:style-name="P163">Il sistema è un’implementazione semplificata di un progetto più ampio il cui<text:s/>scopo è quello di elaborare dei testi, estrarne dei concetti, cercando di interpretare relazioni di “prerequisito” tra essi<text:s/></text:p>
      <text:h text:style-name="Titolo2" text:outline-level="2"><text:bookmark-start text:name="__RefHeading___Toc224_1667604106"/>Contesto<text:bookmark-end text:name="__RefHeading___Toc224_1667604106"/><text:s/>e motivazioni</text:h>
      <text:p text:style-name="P164">Il sistema verrà impiegato nell’identificazione automatica dei prerequisiti in testi, con l’obbiettivo di estrarre mappe concettuali del testo ed aiutare la comprensione; ma può trovare uno scopo anche in ambiti più ampi come identificare un ordine topologico con cui spiegare concetti appartenenti ad un dominio, in modo da poter estrarre una roadmap efficace per<text:s/>il loro apprendimento.</text:p>
      <text:h text:style-name="Titolo2" text:outline-level="2"><text:bookmark-start text:name="__RefHeading___Toc226_1667604106"/>Obiettivo del progetto<text:bookmark-end text:name="__RefHeading___Toc226_1667604106"/></text:h>
      <text:p text:style-name="P165">Implementare due algoritmi per l’estrazione di relazioni di “prerequisito” tra concetti. Un primo, che sia veloce, sfrutti poche o nessuna metainformazione sui concetti e poche o nessuna caratteristica (“feature”) preestratta dall’input. A questo seguirà un secondo algoritmo, che dovrà superare il primo in termini di performance e dovrà avvicinarsi il più possibile ad un “Desiderata” fornito dal cliente. Il raggiungimento dell’obiettivo verrà valutato con un insieme di Input e Output “Test” fornito indicativamente a Giugno, mentre sarà possibile valutarlo preventivamente su insiemi di Input e Output di prova già dall’inizio dello sviluppo.</text:p>
      <text:h text:style-name="P166" text:outline-level="2"><text:bookmark-start text:name="__RefHeading___Toc228_1667604106"/>Stakeholders<text:bookmark-end text:name="__RefHeading___Toc228_1667604106"/></text:h>
      <text:p text:style-name="P167">In questa sottosezione descriviamo I gruppi di persone interessati all’applicazione, e per ogni gruppo aggiungiamo anche il perchè sono interessati e come intendono usare l’applicazione.</text:p>
      <text:list text:style-name="LFO11" text:continue-numbering="true">
        <text:list-item>
          <text:p text:style-name="P168">Ricercatori: vogliono analizzare le performance del progetto per valutare quali algoritmi si comportano meglio e ottengono migliori performance al variare dei dati.</text:p>
        </text:list-item>
        <text:list-item>
          <text:p text:style-name="P169">Istruttori: il progetto è la base per lo sviluppo di un tool pubblico che potrebbe essere usato per l’aiuto o la strutturazione dell’apprendimento</text:p>
        </text:list-item>
      </text:list>
      <text:p text:style-name="P170"/>
      <text:p text:style-name="P171"/>
      <text:p text:style-name="P172"/>
      <text:h text:style-name="Titolo1" text:outline-level="1"><text:bookmark-start text:name="__RefHeading___Toc230_1667604106"/>User Requirement<text:bookmark-end text:name="__RefHeading___Toc230_1667604106"/></text:h>
      <text:p text:style-name="P173">In questa sezione sono descritti i requisiti dell’applicazione lato utente, assegnando ad ognuno un’id e una priorità seguendo la tabella sotto.</text:p>
      <table:table table:style-name="Table174">
        <table:table-columns>
          <table:table-column table:style-name="TableColumn175"/>
          <table:table-column table:style-name="TableColumn176"/>
        </table:table-columns>
        <table:table-row table:style-name="TableRow177">
          <table:table-cell table:style-name="TableCell178">
            <text:p text:style-name="P179">PRIORITA’</text:p>
          </table:table-cell>
          <table:table-cell table:style-name="TableCell180">
            <text:p text:style-name="P181">SIGNIFICATO</text:p>
          </table:table-cell>
        </table:table-row>
        <table:table-row table:style-name="TableRow182">
          <table:table-cell table:style-name="TableCell183">
            <text:p text:style-name="P184">M</text:p>
          </table:table-cell>
          <table:table-cell table:style-name="TableCell185">
            <text:p text:style-name="P186">Accettare un Input, la cui formattazione segue in Modulo1.</text:p>
          </table:table-cell>
        </table:table-row>
        <table:table-row table:style-name="TableRow187">
          <table:table-cell table:style-name="TableCell188">
            <text:p text:style-name="P189">M</text:p>
          </table:table-cell>
          <table:table-cell table:style-name="TableCell190">
            <text:p text:style-name="P191">Produrre un insieme di files che esplicitino le relazioni di<text:s/>prerequisito identificate, la cui formattazione<text:s/>segue in Modulo2.</text:p>
          </table:table-cell>
        </table:table-row>
        <text:soft-page-break/>
        <table:table-row table:style-name="TableRow192">
          <table:table-cell table:style-name="TableCell193">
            <text:p text:style-name="P194">M</text:p>
          </table:table-cell>
          <table:table-cell table:style-name="TableCell195">
            <text:p text:style-name="P196">Calcolare la Bontà dell’Output prodotto, secondo una Performance da concordare e il Desiderata per quell’Input.</text:p>
          </table:table-cell>
        </table:table-row>
        <table:table-row table:style-name="TableRow197">
          <table:table-cell table:style-name="TableCell198">
            <text:p text:style-name="P199">M</text:p>
          </table:table-cell>
          <table:table-cell table:style-name="TableCell200">
            <text:p text:style-name="P201">Implementare due differenti algoritmi per<text:s/>l’elaborazione dell’Input, uno “semplice” ed un altro (“modello”) che abbia una bontà superiore.</text:p>
          </table:table-cell>
        </table:table-row>
        <table:table-row table:style-name="TableRow202">
          <table:table-cell table:style-name="TableCell203">
            <text:p text:style-name="P204">M</text:p>
          </table:table-cell>
          <table:table-cell table:style-name="TableCell205">
            <text:p text:style-name="P206">Il modello deve superare la baseline sia in-domain sia cross-domain sull’input 'Test', almeno in uno dei seguenti due casi:</text:p>
            <text:list text:style-name="LFO12" text:continue-numbering="true">
              <text:list-item>
                <text:p text:style-name="P207">raw</text:p>
              </text:list-item>
              <text:list-item>
                <text:p text:style-name="P208">raw + metainformazioni</text:p>
              </text:list-item>
            </text:list>
          </table:table-cell>
        </table:table-row>
        <table:table-row table:style-name="TableRow209">
          <table:table-cell table:style-name="TableCell210">
            <text:p text:style-name="P211">M</text:p>
          </table:table-cell>
          <table:table-cell table:style-name="TableCell212">
            <text:p text:style-name="P213">Per ottenere l’obbiettivo è lasciata libertà di avere<text:s/></text:p>
            <text:list text:style-name="LFO12" text:continue-numbering="true">
              <text:list-item>
                <text:p text:style-name="P214">un unico modello ed un'unica configurazione, oppure</text:p>
              </text:list-item>
              <text:list-item>
                <text:p text:style-name="P215">un training differente per ogni dominio, oppure</text:p>
              </text:list-item>
            </text:list>
            <text:list text:style-name="LFO13" text:continue-numbering="true">
              <text:list-item>
                <text:p text:style-name="P216">una configurazione differente per ogni dominio<text:s/></text:p>
              </text:list-item>
            </text:list>
          </table:table-cell>
        </table:table-row>
        <table:table-row table:style-name="TableRow217">
          <table:table-cell table:style-name="TableCell218">
            <text:p text:style-name="P219">M</text:p>
          </table:table-cell>
          <table:table-cell table:style-name="TableCell220">
            <text:p text:style-name="P221">L’ottenimento di informazioni aggiuntive per<text:s/>incrementare le performance del modello è lasciato, sia in quantità, sia in modalità a scelta degli sviluppatori.</text:p>
          </table:table-cell>
        </table:table-row>
        <table:table-row table:style-name="TableRow222">
          <table:table-cell table:style-name="TableCell223">
            <text:p text:style-name="P224">M</text:p>
          </table:table-cell>
          <table:table-cell table:style-name="TableCell225">
            <text:p text:style-name="P226">Il modello deve estrarre dall’Input, come passaggio intermedio, delle caratteristiche che vengono rimandate all’identificazione del modello.</text:p>
          </table:table-cell>
        </table:table-row>
        <table:table-row table:style-name="TableRow227">
          <table:table-cell table:style-name="TableCell228">
            <text:p text:style-name="P229">M</text:p>
          </table:table-cell>
          <table:table-cell table:style-name="TableCell230">
            <text:p text:style-name="P231">Implementare un’interfaccia Grafica con cui poter inserire manualmente una Configurazione per l’algoritmo più performante.</text:p>
          </table:table-cell>
        </table:table-row>
        <table:table-row table:style-name="TableRow232">
          <table:table-cell table:style-name="TableCell233">
            <text:p text:style-name="P234">M</text:p>
          </table:table-cell>
          <table:table-cell table:style-name="TableCell235">
            <text:p text:style-name="P236">Implementare un’interfaccia Grafica che mostri i valori delle statistiche estratte dall’Input dell’algoritmo più<text:s/>performante.</text:p>
          </table:table-cell>
        </table:table-row>
        <table:table-row table:style-name="TableRow237">
          <table:table-cell table:style-name="TableCell238">
            <text:p text:style-name="P239">M</text:p>
          </table:table-cell>
          <table:table-cell table:style-name="TableCell240">
            <text:p text:style-name="P241">Il progetto deve usare il linguaggio Python.</text:p>
          </table:table-cell>
        </table:table-row>
        <table:table-row table:style-name="TableRow242">
          <table:table-cell table:style-name="TableCell243">
            <text:p text:style-name="P244">D</text:p>
          </table:table-cell>
          <table:table-cell table:style-name="TableCell245">
            <text:p text:style-name="P246">L’utente potrà salvare la configurazione inserita e contestualmente potrà caricarla successivamente.</text:p>
          </table:table-cell>
        </table:table-row>
        <table:table-row table:style-name="TableRow247">
          <table:table-cell table:style-name="TableCell248">
            <text:p text:style-name="P249">D</text:p>
          </table:table-cell>
          <table:table-cell table:style-name="TableCell250">
            <text:p text:style-name="P251">Implementare un’interfaccia grafica che permetta di salvare la configurazione inserita.</text:p>
          </table:table-cell>
        </table:table-row>
        <table:table-row table:style-name="TableRow252">
          <table:table-cell table:style-name="TableCell253">
            <text:p text:style-name="P254">O</text:p>
          </table:table-cell>
          <table:table-cell table:style-name="TableCell255">
            <text:p text:style-name="P256">Implementare uno storico delle evoluzioni del modello implementate e/o delle loro performance.</text:p>
          </table:table-cell>
        </table:table-row>
        <table:table-row table:style-name="TableRow257">
          <table:table-cell table:style-name="TableCell258">
            <text:p text:style-name="P259">O</text:p>
          </table:table-cell>
          <table:table-cell table:style-name="TableCell260">
            <text:p text:style-name="P261">Modificare la Configurazione trovando quella ottimale in un ambito Inter-Dominio</text:p>
          </table:table-cell>
        </table:table-row>
        <table:table-row table:style-name="TableRow262">
          <table:table-cell table:style-name="TableCell263">
            <text:p text:style-name="P264">E</text:p>
          </table:table-cell>
          <table:table-cell table:style-name="TableCell265">
            <text:p text:style-name="P266">Implementare un nuovo algoritmo che performi meglio.</text:p>
          </table:table-cell>
        </table:table-row>
        <table:table-row table:style-name="TableRow267">
          <table:table-cell table:style-name="TableCell268">
            <text:p text:style-name="P269">E</text:p>
          </table:table-cell>
          <table:table-cell table:style-name="TableCell270">
            <text:p text:style-name="P271">Implementare un algoritmo ad-hoc che performi meglio in ambito inter-domain.</text:p>
          </table:table-cell>
        </table:table-row>
      </table:table>
      <text:p text:style-name="P272"/>
      <text:p text:style-name="P273"/>
      <text:soft-page-break/>
      <text:p text:style-name="P274"><text:s text:c="5"/></text:p>
      <text:p text:style-name="P275">Sottosezione Riferita al modulo 1</text:p>
      <table:table table:style-name="Table276">
        <table:table-columns>
          <table:table-column table:style-name="TableColumn277"/>
          <table:table-column table:style-name="TableColumn278"/>
          <table:table-column table:style-name="TableColumn279"/>
        </table:table-columns>
        <table:table-row table:style-name="TableRow280">
          <table:table-cell table:style-name="TableCell281">
            <text:p text:style-name="P282">ID</text:p>
          </table:table-cell>
          <table:table-cell table:style-name="TableCell283">
            <text:p text:style-name="P284">DESCRIZIONE</text:p>
          </table:table-cell>
          <table:table-cell table:style-name="TableCell285">
            <text:p text:style-name="P286">PRIORITA’</text:p>
          </table:table-cell>
        </table:table-row>
        <table:table-row table:style-name="TableRow287">
          <table:table-cell table:style-name="TableCell288">
            <text:p text:style-name="P289">1</text:p>
          </table:table-cell>
          <table:table-cell table:style-name="TableCell290">
            <text:p text:style-name="P291">ITA-PREREQ Dataset</text:p>
          </table:table-cell>
          <table:table-cell table:style-name="TableCell292">
            <text:p text:style-name="P293"/>
          </table:table-cell>
        </table:table-row>
        <table:table-row table:style-name="TableRow294">
          <table:table-cell table:style-name="TableCell295">
            <text:p text:style-name="P296">1.1</text:p>
          </table:table-cell>
          <table:table-cell table:style-name="TableCell297">
            <text:p text:style-name="P298">Il dataset è formato da quattro domini:</text:p>
            <text:list text:style-name="LFO12" text:continue-numbering="true">
              <text:list-item>
                <text:p text:style-name="P299">Data Mining</text:p>
              </text:list-item>
              <text:list-item>
                <text:p text:style-name="P300">Geometry</text:p>
              </text:list-item>
              <text:list-item>
                <text:p text:style-name="P301">Physics</text:p>
              </text:list-item>
              <text:list-item>
                <text:p text:style-name="P302">Precalculus</text:p>
              </text:list-item>
            </text:list>
          </table:table-cell>
          <table:table-cell table:style-name="TableCell303">
            <text:p text:style-name="TableContents">M</text:p>
          </table:table-cell>
        </table:table-row>
        <table:table-row table:style-name="TableRow304">
          <table:table-cell table:style-name="TableCell305">
            <text:p text:style-name="P306">1.2</text:p>
          </table:table-cell>
          <table:table-cell table:style-name="TableCell307">
            <text:p text:style-name="P308">Per ogni dominio sono presenti due files:</text:p>
            <text:list text:style-name="LFO12" text:continue-numbering="true">
              <text:list-item>
                <text:p text:style-name="P309">“Concept pairs file”</text:p>
              </text:list-item>
              <text:list-item>
                <text:p text:style-name="P310">“Wikipedia pages file”</text:p>
              </text:list-item>
            </text:list>
          </table:table-cell>
          <table:table-cell table:style-name="TableCell311">
            <text:p text:style-name="TableContents">M</text:p>
          </table:table-cell>
        </table:table-row>
        <table:table-row table:style-name="TableRow312">
          <table:table-cell table:style-name="TableCell313">
            <text:p text:style-name="P314">1.3</text:p>
          </table:table-cell>
          <table:table-cell table:style-name="TableCell315">
            <text:p text:style-name="P316">Il “Concept pairs file” è formato da coppie di concetti target e prerequisito (A,B).</text:p>
          </table:table-cell>
          <table:table-cell table:style-name="TableCell317">
            <text:p text:style-name="TableContents">M</text:p>
          </table:table-cell>
        </table:table-row>
        <table:table-row table:style-name="TableRow318">
          <table:table-cell table:style-name="TableCell319">
            <text:p text:style-name="P320">1.3.1</text:p>
          </table:table-cell>
          <table:table-cell table:style-name="TableCell321">
            <text:p text:style-name="P322">Considerata la coppia (A,B), se B è<text:s/>prerequisito di A allora è marcata con valore 1, altrimenti con valore 0.</text:p>
          </table:table-cell>
          <table:table-cell table:style-name="TableCell323">
            <text:p text:style-name="TableContents">M</text:p>
          </table:table-cell>
        </table:table-row>
        <table:table-row table:style-name="TableRow324">
          <table:table-cell table:style-name="TableCell325">
            <text:p text:style-name="P326">1.3.2</text:p>
          </table:table-cell>
          <table:table-cell table:style-name="TableCell327">
            <text:p text:style-name="P328">Il file è stato espanso tramite la creazione di relazioni non riflessive (aggiungendo (B,A) come campione negativo se (A,B) è un campione positivo) e relazioni transitive (aggiungendo (A,C) se entrambi (A,B) e (B,C) sono campioni postivi).</text:p>
          </table:table-cell>
          <table:table-cell table:style-name="TableCell329">
            <text:p text:style-name="TableContents">M</text:p>
          </table:table-cell>
        </table:table-row>
        <table:table-row table:style-name="TableRow330">
          <table:table-cell table:style-name="TableCell331">
            <text:p text:style-name="P332">1.4</text:p>
          </table:table-cell>
          <table:table-cell table:style-name="TableCell333">
            <text:p text:style-name="P334">Il “Wikipedia pages file” è formato dal raw text delle pagine di Wikipedia, estratto usando WikiExtractor 1, riferendosi ai concetti del dataset.</text:p>
          </table:table-cell>
          <table:table-cell table:style-name="TableCell335">
            <text:p text:style-name="TableContents">M</text:p>
          </table:table-cell>
        </table:table-row>
        <table:table-row table:style-name="TableRow336">
          <table:table-cell table:style-name="TableCell337">
            <text:p text:style-name="P338">1.4.1</text:p>
          </table:table-cell>
          <table:table-cell table:style-name="TableCell339">
            <text:p text:style-name="P340">Ogni voce contiene l’id, l’url e il titolo della pagina Wikipedia corrispondente e a seguire l’intero testo della pagina.</text:p>
          </table:table-cell>
          <table:table-cell table:style-name="TableCell341">
            <text:p text:style-name="TableContents">M</text:p>
          </table:table-cell>
        </table:table-row>
      </table:table>
      <text:p text:style-name="Textbody"/>
      <text:p text:style-name="Textbody"/>
      <text:p text:style-name="Textbody">Sottosezione Riferita al modulo 2</text:p>
      <table:table table:style-name="Table342">
        <table:table-columns>
          <table:table-column table:style-name="TableColumn343"/>
          <table:table-column table:style-name="TableColumn344"/>
          <table:table-column table:style-name="TableColumn345"/>
        </table:table-columns>
        <table:table-row table:style-name="TableRow346">
          <table:table-cell table:style-name="TableCell347">
            <text:p text:style-name="P348">ID</text:p>
          </table:table-cell>
          <table:table-cell table:style-name="TableCell349">
            <text:p text:style-name="P350">DESCRIZIONE</text:p>
          </table:table-cell>
          <table:table-cell table:style-name="TableCell351">
            <text:p text:style-name="P352">PRIORITA’</text:p>
          </table:table-cell>
        </table:table-row>
        <table:table-row table:style-name="TableRow353">
          <table:table-cell table:style-name="TableCell354">
            <text:p text:style-name="P355">2</text:p>
          </table:table-cell>
          <table:table-cell table:style-name="TableCell356">
            <text:p text:style-name="P357">Output File</text:p>
          </table:table-cell>
          <table:table-cell table:style-name="TableCell358">
            <text:p text:style-name="TableContents">M</text:p>
          </table:table-cell>
        </table:table-row>
        <table:table-row table:style-name="TableRow359">
          <table:table-cell table:style-name="TableCell360">
            <text:p text:style-name="P361">2.1</text:p>
          </table:table-cell>
          <table:table-cell table:style-name="TableCell362">
            <text:p text:style-name="P363">Il Sistema deve stampare i quattro valori della Performance.</text:p>
          </table:table-cell>
          <table:table-cell table:style-name="TableCell364">
            <text:p text:style-name="TableContents">M</text:p>
          </table:table-cell>
        </table:table-row>
        <table:table-row table:style-name="TableRow365">
          <table:table-cell table:style-name="TableCell366">
            <text:p text:style-name="P367">2.2</text:p>
          </table:table-cell>
          <table:table-cell table:style-name="TableCell368">
            <text:p text:style-name="P369">Il<text:s/>Sistema deve produrre un file in formato JSON che contenga i quattro valori della Performance.</text:p>
          </table:table-cell>
          <table:table-cell table:style-name="TableCell370">
            <text:p text:style-name="TableContents">O</text:p>
          </table:table-cell>
        </table:table-row>
      </table:table>
      <text:p text:style-name="Textbody"/>
      <text:p text:style-name="Textbody"/>
      <text:p text:style-name="Textbody"/>
      <text:p text:style-name="Textbody"/>
      <text:p text:style-name="Textbody"/>
      <text:p text:style-name="Textbody">Allegato1: “Bibliografia aggiuntiva”</text:p>
      <text:list text:style-name="LFO14" text:continue-numbering="true">
        <text:list-item>
          <text:p text:style-name="P371"><text:span text:style-name="T372">G. Adorni, C. Alzetta, F. Koceva, S. Passalacqua, and I.<text:s/></text:span><text:span text:style-name="T373">Torre.<text:s/></text:span><text:span text:style-name="T374">Towards the identification of propaedeutic relations in textbooks. In<text:s/></text:span><text:span text:style-name="T375">International Conference on Artificial Intelligence in Education</text:span><text:span text:style-name="T376"><text:s/>(AIED). Springer, 2019.</text:span></text:p>
        </text:list-item>
        <text:list-item>
          <text:p text:style-name="P377"><text:span text:style-name="T378">R. Agrawal, B. Golshan, and E. Papalexakis. Toward data-driven design of<text:s/></text:span><text:span text:style-name="T379">educational courses: A feasibility study.<text:s/></text:span><text:span text:style-name="T380">Journal of Educational Data Mining</text:span><text:span text:style-name="T381">, 8(1):1–21, 2016.</text:span></text:p>
        </text:list-item>
        <text:list-item>
          <text:p text:style-name="P382"><text:span text:style-name="T383">C. Alzetta, A. Miaschi, G. Adorni, F. Dell’Orletta, F. Koceva, S. Passalacqua, and I. Torre.<text:s/></text:span><text:span text:style-name="T384">Prerequisite or not prerequisite? that’s the problem! An NLP-based a</text:span><text:span text:style-name="T385">pproach for concept prerequisites learning. In<text:s/></text:span><text:span text:style-name="T386">6th Italian Conference on Computational Linguistics, CLiC-it 2019</text:span><text:span text:style-name="T387">,volume 2481.<text:s/></text:span><text:span text:style-name="T388">CEUR-WS, 2019.</text:span></text:p>
        </text:list-item>
        <text:list-item>
          <text:p text:style-name="P389"><text:span text:style-name="T390">A. Fabbri, I. Li, P. Trairatvorakul, Y. He, W. Ting, R. Tung, C. Westerfield, and D. Radev. TutorialBank: A manuall</text:span><text:span text:style-name="T391">y-collected corpus for prerequisite chains, survey extraction and resource recommendation. In<text:s/></text:span><text:span text:style-name="T392">Proceedings of the 56th Annual Meeting of the Association for Computational Linguistics</text:span><text:span text:style-name="T393">, Melbourne, Australia,July 2018.<text:s/></text:span><text:span text:style-name="T394">Association for Computational Linguistics</text:span><text:span text:style-name="T395">.</text:span></text:p>
        </text:list-item>
        <text:list-item>
          <text:p text:style-name="P396"><text:span text:style-name="T397">F. Gasparetti, C. De Medio, C. Limongelli, F. Sciarrone, and M. Temperini.<text:s/></text:span><text:span text:style-name="T398">Prerequisites between learning objects: Automatic extraction based on a machine learning approach.<text:s/></text:span><text:span text:style-name="T399">Telematics and Informatics</text:span><text:span text:style-name="T400">, 35(3):595–610, 2018.</text:span></text:p>
        </text:list-item>
        <text:list-item>
          <text:p text:style-name="P401"><text:span text:style-name="T402">J. Gordon, S. Aguilar, E. Sheng</text:span><text:span text:style-name="T403">, and G. Burns. Structured generation of technical reading lists. In<text:s/></text:span><text:span text:style-name="T404">Proceedings of the 12th Workshop on Innovative Use of NLP for Building Educational Applications</text:span><text:span text:style-name="T405">, pages 261–270, 2017.</text:span></text:p>
        </text:list-item>
        <text:list-item>
          <text:p text:style-name="P406"><text:span text:style-name="T407">C. Liang, Z. Wu, W. Huang, and C. L. Giles. Measuring prerequisite re</text:span><text:span text:style-name="T408">lations among concepts. In<text:s/></text:span><text:span text:style-name="T409">Proceedings of the 2015 Conference on Empirical Methods in Natural Language Processing</text:span><text:span text:style-name="T410">, pages 1668–1674, 2015.</text:span></text:p>
        </text:list-item>
      </text:list>
      <text:list text:style-name="LFO15" text:continue-numbering="true">
        <text:list-item>
          <text:p text:style-name="P411"><text:span text:style-name="T412">C. Liang, J. Ye, S. Wang, B. Pursel, and C. L. Giles. Investigating active learning for concept prerequisite learning.</text:span><text:span text:style-name="T413"><text:s/></text:span><text:span text:style-name="T414">In<text:s/></text:span><text:span text:style-name="T415">Thirty-Second AAAI Conference on Artificial Intelligence</text:span><text:span text:style-name="T416">, 2018.</text:span></text:p>
        </text:list-item>
        <text:list-item>
          <text:p text:style-name="P417"><text:span text:style-name="T418">W. Lu, P. Ma, J. Yu, Y. Zhou, and B. Wei. Metro maps for efficient knowledge learning by summarizing massive electronic textbooks.<text:s/></text:span><text:span text:style-name="T419">International Journal on Document Analysis and Recognitio</text:span><text:span text:style-name="T420">n (IJDAR)</text:span><text:span text:style-name="T421">, pages 1–13, 2019.</text:span></text:p>
        </text:list-item>
        <text:list-item>
          <text:p text:style-name="P422"><text:span text:style-name="T423">A. Miaschi, C. Alzetta, F. A. Cardillo, and F. Dell’Orletta.<text:s/></text:span><text:span text:style-name="T424">Linguistically-driven strategy for concept prerequisites learning on italian. In<text:s/></text:span><text:span text:style-name="T425">Proceedings of the Fourteenth Workshop on Innovative Use of NLP for Building<text:s/></text:span><text:span text:style-name="T426">Educational Applications</text:span><text:span text:style-name="T427">, pages 285–295, 2019.</text:span></text:p>
        </text:list-item>
        <text:list-item>
          <text:p text:style-name="P428"><text:span text:style-name="T429">P. P. Talukdar and W. W. Cohen. Crowdsourced comprehension: predicting prerequisite structure in wikipedia. In<text:s/></text:span><text:span text:style-name="T430">Proceedings of the Seventh Workshop on Building Educational Applications Using NLP</text:span><text:span text:style-name="T431">, pages 307–315.</text:span><text:span text:style-name="T432"><text:s/></text:span><text:span text:style-name="T433">Association for Computational Linguistics, 2012.</text:span></text:p>
        </text:list-item>
        <text:list-item>
          <text:p text:style-name="P434"><text:span text:style-name="T435">S. Wang and L. Liu. Prerequisite concept maps extraction for automatic assessment. In<text:s/></text:span><text:span text:style-name="T436">Proceedings of the 25th International Conference Companion on World Wide Web</text:span><text:span text:style-name="T437">, pages 519–521.<text:s/></text:span><text:span text:style-name="T438">International World Wide We</text:span><text:span text:style-name="T439">b Conferences Steering Committee, 2016.</text:span></text:p>
        </text:list-item>
        <text:list-item>
          <text:p text:style-name="P440"><text:span text:style-name="T441">Y. Zhou and K. Xiao. Extracting prerequisite relations among concepts in wikipedia. In<text:s/></text:span><text:span text:style-name="T442">2019 International Joint Conference on Neural Networks (IJCNN)</text:span><text:span text:style-name="T443">, pages 1–8. IEEE, 2019.</text:span></text:p>
        </text:list-item>
      </text:list>
      <text:p text:style-name="P444"/>
      <text:p text:style-name="Textbody"/>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Noto Sans CJK SC Regular" svg:font-family="Noto Sans CJK SC Regular" style:font-family-generic="system" style:font-pitch="variable"/>
    <style:font-face style:name="FreeSans" svg:font-family="FreeSans" style:font-family-generic="system" style:font-pitch="variable"/>
    <style:font-face style:name="Liberation Sans" svg:font-family="Liberation Sans" style:font-family-generic="swiss" style:font-pitch="variable" svg:panose-1="2 11 7 4 2 2 2 2 2 4"/>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Segoe UI" svg:font-family="Segoe UI" style:font-family-generic="swiss" style:font-pitch="variable" svg:panose-1="2 11 5 2 4 2 4 2 2 3"/>
    <style:font-face style:name="Lato" svg:font-family="Lato" style:font-family-generic="roman"/>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Regular"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Titolo1" style:display-name="Titolo 1" style:family="paragraph" style:parent-style-name="Heading" style:next-style-name="Textbody" style:default-outline-level="1">
      <style:text-properties fo:font-weight="bold" style:font-weight-asian="bold" style:font-weight-complex="bold" fo:hyphenate="false"/>
    </style:style>
    <style:style style:name="Titolo2" style:display-name="Titolo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Normale" style:display-name="Normale" style:family="paragraph">
      <style:text-properties fo:hyphenate="false"/>
    </style:style>
    <style:style style:name="Car.predefinitoparagrafo" style:display-name="Car. predefinito paragrafo" style:family="text"/>
    <text:list-style style:name="WW_OutlineListStyle_8" style:display-name="WW_OutlineListStyle_8">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Elenco" style:display-name="Elenco" style:family="paragraph" style:parent-style-name="Textbody">
      <style:text-properties fo:hyphenate="false"/>
    </style:style>
    <style:style style:name="Didascalia" style:display-name="Didascali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itolo" style:display-name="Titolo"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ottotitolo" style:display-name="Sottotitolo" style:family="paragraph" style:parent-style-name="Heading" style:next-style-name="Textbody">
      <style:paragraph-properties fo:text-align="center" fo:margin-top="0.0416in"/>
      <style:text-properties fo:font-size="18pt" style:font-size-asian="18pt" style:font-size-complex="18pt" fo:hyphenate="false"/>
    </style:style>
    <style:style style:name="TableContents" style:display-name="Table Contents" style:family="paragraph" style:parent-style-name="Standard">
      <style:paragraph-properties text:number-lines="false"/>
      <style:text-properties fo:hyphenate="false"/>
    </style:style>
    <style:style style:name="ContentsHeading" style:display-name="Contents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1" style:display-name="Contents 1" style:family="paragraph" style:parent-style-name="Index">
      <style:paragraph-properties>
        <style:tab-stops>
          <style:tab-stop style:type="right" style:leader-style="dotted" style:leader-text="." style:position="6.693in"/>
        </style:tab-stops>
      </style:paragraph-properties>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6.4965in"/>
        </style:tab-stops>
      </style:paragraph-properties>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style:style style:name="Enfasigrassetto" style:display-name="Enfasi (grassetto)" style:family="text" style:parent-style-name="Car.predefinitoparagrafo">
      <style:text-properties fo:font-weight="bold" style:font-weight-asian="bold" style:font-weight-complex="bold"/>
    </style:style>
    <style:style style:name="aw5odc" style:display-name="aw5odc" style:family="text" style:parent-style-name="Car.predefinitoparagrafo"/>
    <style:style style:name="Collegamentoipertestuale" style:display-name="Collegamento ipertestuale" style:family="text" style:parent-style-name="Car.predefinitoparagrafo">
      <style:text-properties fo:color="#0000FF" style:text-underline-type="single" style:text-underline-style="solid" style:text-underline-width="auto" style:text-underline-mode="continuous" style:text-underline-color="font-color"/>
    </style:style>
    <style:style style:name="zfr3q" style:display-name="zfr3q" style:family="paragraph" style:parent-style-name="Normale">
      <style:paragraph-properties style:vertical-align="auto" fo:margin-top="0.0694in" fo:margin-bottom="0.0694in"/>
      <style:text-properties style:font-name="Times New Roman" style:font-name-asian="Times New Roman" style:font-name-complex="Times New Roman" style:letter-kerning="false" fo:language="it" fo:country="IT" style:language-asian="it" style:country-asian="IT" style:language-complex="ar" style:country-complex="SA" fo:hyphenate="true"/>
    </style:style>
    <style:style style:name="Enfasicorsivo" style:display-name="Enfasi (corsivo)" style:family="text" style:parent-style-name="Car.predefinitoparagrafo">
      <style:text-properties fo:font-style="italic" style:font-style-asian="italic" style:font-style-complex="italic"/>
    </style:style>
    <text:list-style style:name="WW_OutlineListStyle_7" style:display-name="WW_OutlineListStyle_7">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6" style:display-name="WW_OutlineListStyle_6">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5" style:display-name="WW_OutlineListStyle_5">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4" style:display-name="WW_OutlineListStyle_4">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3" style:display-name="WW_OutlineListStyle_3">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2" style:display-name="WW_OutlineListStyle_2">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 style:display-name="WW_OutlineListStyle_1">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 style:display-name="WW_OutlineListStyle">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Outline" style:display-name="Outline">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
        <style:list-level-properties text:space-before="0in" text:min-label-width="1.1in" text:list-level-position-and-space-mode="label-alignment">
          <style:list-level-label-alignment text:label-followed-by="listtab" fo:margin-left="1.1in" fo:text-indent="-1.1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9">
      <text:outline-level-style text:level="1"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style>
    <style:style style:name="WW_CharLFO12LVL1" style:family="text">
      <style:text-properties style:font-name="Liberation Serif" style:font-name-asian="Noto Sans CJK SC Regular" style:font-name-complex="FreeSans"/>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style:font-name="Liberation Serif" style:font-name-asian="Noto Sans CJK SC Regular" style:font-name-complex="FreeSans"/>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4LVL1" style:family="text">
      <style:text-properties style:font-name="Wingdings" fo:font-size="10pt" style:font-size-asian="10pt"/>
    </style:style>
    <style:style style:name="WW_CharLFO14LVL2" style:family="text">
      <style:text-properties style:font-name="Wingdings" fo:font-size="10pt" style:font-size-asian="10pt"/>
    </style:style>
    <style:style style:name="WW_CharLFO14LVL3" style:family="text">
      <style:text-properties style:font-name="Wingdings" fo:font-size="10pt" style:font-size-asian="10pt"/>
    </style:style>
    <style:style style:name="WW_CharLFO14LVL4" style:family="text">
      <style:text-properties style:font-name="Wingdings" fo:font-size="10pt" style:font-size-asian="10pt"/>
    </style:style>
    <style:style style:name="WW_CharLFO14LVL5" style:family="text">
      <style:text-properties style:font-name="Wingdings" fo:font-size="10pt" style:font-size-asian="10pt"/>
    </style:style>
    <style:style style:name="WW_CharLFO14LVL6" style:family="text">
      <style:text-properties style:font-name="Wingdings" fo:font-size="10pt" style:font-size-asian="10pt"/>
    </style:style>
    <style:style style:name="WW_CharLFO14LVL7" style:family="text">
      <style:text-properties style:font-name="Wingdings" fo:font-size="10pt" style:font-size-asian="10pt"/>
    </style:style>
    <style:style style:name="WW_CharLFO14LVL8" style:family="text">
      <style:text-properties style:font-name="Wingdings" fo:font-size="10pt" style:font-size-asian="10pt"/>
    </style:style>
    <style:style style:name="WW_CharLFO14LVL9" style:family="text">
      <style:text-properties style:font-name="Wingdings" fo:font-size="10pt" style:font-size-asian="10pt"/>
    </style:style>
    <style:style style:name="WW_CharLFO15LVL1" style:family="text">
      <style:text-properties style:font-name="Wingdings" fo:font-size="10pt" style:font-size-asian="10pt"/>
    </style:style>
    <style:style style:name="WW_CharLFO15LVL2" style:family="text">
      <style:text-properties style:font-name="Wingdings" fo:font-size="10pt" style:font-size-asian="10pt"/>
    </style:style>
    <style:style style:name="WW_CharLFO15LVL3" style:family="text">
      <style:text-properties style:font-name="Wingdings" fo:font-size="10pt" style:font-size-asian="10pt"/>
    </style:style>
    <style:style style:name="WW_CharLFO15LVL4" style:family="text">
      <style:text-properties style:font-name="Wingdings" fo:font-size="10pt" style:font-size-asian="10pt"/>
    </style:style>
    <style:style style:name="WW_CharLFO15LVL5" style:family="text">
      <style:text-properties style:font-name="Wingdings" fo:font-size="10pt" style:font-size-asian="10pt"/>
    </style:style>
    <style:style style:name="WW_CharLFO15LVL6" style:family="text">
      <style:text-properties style:font-name="Wingdings" fo:font-size="10pt" style:font-size-asian="10pt"/>
    </style:style>
    <style:style style:name="WW_CharLFO15LVL7" style:family="text">
      <style:text-properties style:font-name="Wingdings" fo:font-size="10pt" style:font-size-asian="10pt"/>
    </style:style>
    <style:style style:name="WW_CharLFO15LVL8" style:family="text">
      <style:text-properties style:font-name="Wingdings" fo:font-size="10pt" style:font-size-asian="10pt"/>
    </style:style>
    <style:style style:name="WW_CharLFO15LVL9" style:family="text">
      <style:text-properties style:font-name="Wingdings" fo:font-size="10pt" style:font-size-asian="10pt"/>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Liberation Serif"/>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Liberation Serif"/>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Andrea</meta:initial-creator>
    <dc:creator>Alessio Moggio</dc:creator>
    <meta:creation-date>2020-04-20T10:24:00Z</meta:creation-date>
    <dc:date>2020-04-26T18:25:00Z</dc:date>
    <meta:print-date>2020-04-14T06:49:00Z</meta:print-date>
    <meta:template xlink:href="Normal.dotm" xlink:type="simple"/>
    <meta:editing-cycles>20</meta:editing-cycles>
    <meta:editing-duration>PT10020S</meta:editing-duration>
    <meta:document-statistic meta:page-count="7" meta:paragraph-count="24" meta:word-count="1820" meta:character-count="12173" meta:row-count="86" meta:non-whitespace-character-count="10377"/>
  </office:meta>
</office:document-meta>
</file>